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82in"/>
    </style:style>
    <style:style style:name="co2" style:family="table-column">
      <style:table-column-properties fo:break-before="auto" style:column-width="0.6709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1.3839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7173in"/>
    </style:style>
    <style:style style:name="co10" style:family="table-column">
      <style:table-column-properties fo:break-before="auto" style:column-width="1.57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2957in"/>
    </style:style>
    <style:style style:name="co14" style:family="table-column">
      <style:table-column-properties fo:break-before="auto" style:column-width="0.9839in"/>
    </style:style>
    <style:style style:name="co15" style:family="table-column">
      <style:table-column-properties fo:break-before="auto" style:column-width="1.5201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173in"/>
    </style:style>
    <style:style style:name="co18" style:family="table-column">
      <style:table-column-properties fo:break-before="auto" style:column-width="1.2764in"/>
    </style:style>
    <style:style style:name="co19" style:family="table-column">
      <style:table-column-properties fo:break-before="auto" style:column-width="1.4811in"/>
    </style:style>
    <style:style style:name="co20" style:family="table-column">
      <style:table-column-properties fo:break-before="auto" style:column-width="1.3055in"/>
    </style:style>
    <style:style style:name="co21" style:family="table-column">
      <style:table-column-properties fo:break-before="auto" style:column-width="1.7445in"/>
    </style:style>
    <style:style style:name="co22" style:family="table-column">
      <style:table-column-properties fo:break-before="auto" style:column-width="1.3346in"/>
    </style:style>
    <style:style style:name="co23" style:family="table-column">
      <style:table-column-properties fo:break-before="auto" style:column-width="1.6764in"/>
    </style:style>
    <style:style style:name="co24" style:family="table-column">
      <style:table-column-properties fo:break-before="auto" style:column-width="1.9591in"/>
    </style:style>
    <style:style style:name="co25" style:family="table-column">
      <style:table-column-properties fo:break-before="auto" style:column-width="1.6472in"/>
    </style:style>
    <style:style style:name="co26" style:family="table-column">
      <style:table-column-properties fo:break-before="auto" style:column-width="1.0425in"/>
    </style:style>
    <style:style style:name="co27" style:family="table-column">
      <style:table-column-properties fo:break-before="auto" style:column-width="1.0811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28in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Excel_20_Built-in_20_Normal">
      <style:table-cell-properties style:diagonal-bl-tr="none" style:diagonal-tl-br="none" fo:border="none" fo:padding="0.028in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transparent" fo:padding="0.028in"/>
    </style:style>
    <style:style style:name="ce9" style:family="table-cell" style:parent-style-name="Default">
      <style:table-cell-properties style:diagonal-bl-tr="none" style:diagonal-tl-br="none" fo:border="none" fo:padding="0.028in" style:rotation-align="none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fo:padding="0.028in" style:rotation-align="none"/>
    </style:style>
    <style:style style:name="ce11" style:family="table-cell" style:parent-style-name="Excel_20_Built-in_20_Normal">
      <style:table-cell-properties style:diagonal-bl-tr="none" style:diagonal-tl-br="none" fo:border="none" fo:padding="0.028in" style:rotation-align="none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5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2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4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5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28in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28in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55">
      <style:table-cell-properties style:glyph-orientation-vertical="0" fo:border-bottom="1.76pt solid #3d3d3d" fo:background-color="#ffff00" style:diagonal-bl-tr="none" style:diagonal-tl-br="none" style:text-align-source="fix" style:repeat-content="false" fo:wrap-option="wrap" fo:border-left="none" style:direction="ltr" fo:padding="0.028in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28in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28in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GGPo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Default"/>
        <table:table-column table:style-name="co5" table:default-cell-style-name="ce12"/>
        <table:table-column table:style-name="co6" table:default-cell-style-name="ce12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2"/>
        <table:table-column table:style-name="co4" table:number-columns-repeated="2" table:default-cell-style-name="Default"/>
        <table:table-column table:style-name="co9" table:default-cell-style-name="ce12"/>
        <table:table-column table:style-name="co4" table:number-columns-repeated="5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 table:style-name="ce2" table:number-columns-repeated="5"/>
          <table:table-cell table:style-name="ce37" table:number-columns-repeated="3"/>
          <table:table-cell table:number-columns-repeated="52"/>
        </table:table-row>
        <table:table-row table:style-name="ro2">
          <table:table-cell table:style-name="ce2"/>
          <table:table-cell table:style-name="ce14" table:number-columns-repeated="3"/>
          <table:table-cell table:style-name="ce2"/>
          <table:table-cell table:style-name="ce72" office:value-type="string" calcext:value-type="string" table:number-columns-spanned="4" table:number-rows-spanned="1">
            <text:p>Algoritmo AGG Posición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  <table:table-cell/>
          <table:table-cell table:style-name="ce48"/>
          <table:table-cell table:number-columns-repeated="50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 table:style-name="ce2"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1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833.83252" calcext:value-type="float">
            <text:p>7833.83252</text:p>
          </table:table-cell>
          <table:table-cell table:style-name="ce2"/>
          <table:table-cell table:style-name="ce28" office:value-type="string" calcext:value-type="string">
            <text:p>MDG-a_1_n500_m50</text:p>
          </table:table-cell>
          <table:table-cell table:style-name="ce77" office:value-type="float" office:value="7640.3" calcext:value-type="float">
            <text:p>7640.3000</text:p>
          </table:table-cell>
          <table:table-cell table:style-name="ce33" table:formula="of:=100*([.D4]-[.G4])/[.D4]" office:value-type="float" office:value="2.47047048179682" calcext:value-type="float">
            <text:p>2.47</text:p>
          </table:table-cell>
          <table:table-cell table:style-name="ce77" office:value-type="float" office:value="6.547372" calcext:value-type="float">
            <text:p>6.5474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2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66162" calcext:value-type="float">
            <text:p>7771.66162</text:p>
          </table:table-cell>
          <table:table-cell table:style-name="ce2"/>
          <table:table-cell table:style-name="ce28" office:value-type="string" calcext:value-type="string">
            <text:p>MDG-a_2_n500_m50</text:p>
          </table:table-cell>
          <table:table-cell table:style-name="ce77" office:value-type="float" office:value="7551.97" calcext:value-type="float">
            <text:p>7551.9700</text:p>
          </table:table-cell>
          <table:table-cell table:style-name="ce33" table:formula="of:=100*([.D5]-[.G5])/[.D5]" office:value-type="float" office:value="2.82682945735354" calcext:value-type="float">
            <text:p>2.83</text:p>
          </table:table-cell>
          <table:table-cell table:style-name="ce77" office:value-type="float" office:value="6.160252" calcext:value-type="float">
            <text:p>6.1603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1">
          <table:table-cell table:style-name="ce4" office:value-type="string" calcext:value-type="string">
            <text:p>MDG-a_3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9.35986" calcext:value-type="float">
            <text:p>7759.35986</text:p>
          </table:table-cell>
          <table:table-cell table:style-name="ce2"/>
          <table:table-cell table:style-name="ce28" office:value-type="string" calcext:value-type="string">
            <text:p>MDG-a_3_n500_m50</text:p>
          </table:table-cell>
          <table:table-cell table:style-name="ce77" office:value-type="float" office:value="7574.31" calcext:value-type="float">
            <text:p>7574.3100</text:p>
          </table:table-cell>
          <table:table-cell table:style-name="ce33" table:formula="of:=100*([.D6]-[.G6])/[.D6]" office:value-type="float" office:value="2.38485987683009" calcext:value-type="float">
            <text:p>2.38</text:p>
          </table:table-cell>
          <table:table-cell table:style-name="ce77" office:value-type="float" office:value="6.519189" calcext:value-type="float">
            <text:p>6.5192</text:p>
          </table:table-cell>
          <table:table-cell table:style-name="ce39"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2.48998468164253" calcext:value-type="float">
            <text:p>2.49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MDG-a_4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2417" calcext:value-type="float">
            <text:p>7770.2417</text:p>
          </table:table-cell>
          <table:table-cell table:style-name="ce2"/>
          <table:table-cell table:style-name="ce28" office:value-type="string" calcext:value-type="string">
            <text:p>MDG-a_4_n500_m50</text:p>
          </table:table-cell>
          <table:table-cell table:style-name="ce77" office:value-type="float" office:value="7580.16" calcext:value-type="float">
            <text:p>7580.1600</text:p>
          </table:table-cell>
          <table:table-cell table:style-name="ce33" table:formula="of:=100*([.D7]-[.G7])/[.D7]" office:value-type="float" office:value="2.4462778294271" calcext:value-type="float">
            <text:p>2.45</text:p>
          </table:table-cell>
          <table:table-cell table:style-name="ce77" office:value-type="float" office:value="6.15635" calcext:value-type="float">
            <text:p>6.1564</text:p>
          </table:table-cell>
          <table:table-cell table:style-name="ce39"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120.163840833333" calcext:value-type="float">
            <text:p>120.16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5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5.23096" calcext:value-type="float">
            <text:p>7755.23096</text:p>
          </table:table-cell>
          <table:table-cell table:style-name="ce2"/>
          <table:table-cell table:style-name="ce28" office:value-type="string" calcext:value-type="string">
            <text:p>MDG-a_5_n500_m50</text:p>
          </table:table-cell>
          <table:table-cell table:style-name="ce77" office:value-type="float" office:value="7443.95" calcext:value-type="float">
            <text:p>7443.9500</text:p>
          </table:table-cell>
          <table:table-cell table:style-name="ce33" table:formula="of:=100*([.D8]-[.G8])/[.D8]" office:value-type="float" office:value="4.01381933827023" calcext:value-type="float">
            <text:p>4.01</text:p>
          </table:table-cell>
          <table:table-cell table:style-name="ce77" office:value-type="float" office:value="6.189885" calcext:value-type="float">
            <text:p>6.1899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6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3.70996" calcext:value-type="float">
            <text:p>7773.70996</text:p>
          </table:table-cell>
          <table:table-cell table:style-name="ce2"/>
          <table:table-cell table:style-name="ce28" office:value-type="string" calcext:value-type="string">
            <text:p>MDG-a_6_n500_m50</text:p>
          </table:table-cell>
          <table:table-cell table:style-name="ce77" office:value-type="float" office:value="7505.36" calcext:value-type="float">
            <text:p>7505.3600</text:p>
          </table:table-cell>
          <table:table-cell table:style-name="ce33" table:formula="of:=100*([.D9]-[.G9])/[.D9]" office:value-type="float" office:value="3.45201919522092" calcext:value-type="float">
            <text:p>3.45</text:p>
          </table:table-cell>
          <table:table-cell table:style-name="ce77" office:value-type="float" office:value="6.186993" calcext:value-type="float">
            <text:p>6.1870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7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73096" calcext:value-type="float">
            <text:p>7771.73096</text:p>
          </table:table-cell>
          <table:table-cell table:style-name="ce2"/>
          <table:table-cell table:style-name="ce28" office:value-type="string" calcext:value-type="string">
            <text:p>MDG-a_7_n500_m50</text:p>
          </table:table-cell>
          <table:table-cell table:style-name="ce77" office:value-type="float" office:value="7585.52" calcext:value-type="float">
            <text:p>7585.5200</text:p>
          </table:table-cell>
          <table:table-cell table:style-name="ce33" table:formula="of:=100*([.D10]-[.G10])/[.D10]" office:value-type="float" office:value="2.3960036825567" calcext:value-type="float">
            <text:p>2.40</text:p>
          </table:table-cell>
          <table:table-cell table:style-name="ce77" office:value-type="float" office:value="6.273922" calcext:value-type="float">
            <text:p>6.2739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8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0.88135" calcext:value-type="float">
            <text:p>7750.88135</text:p>
          </table:table-cell>
          <table:table-cell table:style-name="ce2"/>
          <table:table-cell table:style-name="ce28" office:value-type="string" calcext:value-type="string">
            <text:p>MDG-a_8_n500_m50</text:p>
          </table:table-cell>
          <table:table-cell table:style-name="ce77" office:value-type="float" office:value="7537.26" calcext:value-type="float">
            <text:p>7537.2600</text:p>
          </table:table-cell>
          <table:table-cell table:style-name="ce33" table:formula="of:=100*([.D11]-[.G11])/[.D11]" office:value-type="float" office:value="2.75609108633819" calcext:value-type="float">
            <text:p>2.76</text:p>
          </table:table-cell>
          <table:table-cell table:style-name="ce77" office:value-type="float" office:value="6.244448" calcext:value-type="float">
            <text:p>6.2444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9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0708" calcext:value-type="float">
            <text:p>7770.0708</text:p>
          </table:table-cell>
          <table:table-cell table:style-name="ce2"/>
          <table:table-cell table:style-name="ce28" office:value-type="string" calcext:value-type="string">
            <text:p>MDG-a_9_n500_m50</text:p>
          </table:table-cell>
          <table:table-cell table:style-name="ce77" office:value-type="float" office:value="7541.37" calcext:value-type="float">
            <text:p>7541.3700</text:p>
          </table:table-cell>
          <table:table-cell table:style-name="ce33" table:formula="of:=100*([.D12]-[.G12])/[.D12]" office:value-type="float" office:value="2.94335541961858" calcext:value-type="float">
            <text:p>2.94</text:p>
          </table:table-cell>
          <table:table-cell table:style-name="ce77" office:value-type="float" office:value="6.193837" calcext:value-type="float">
            <text:p>6.1938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4" office:value-type="string" calcext:value-type="string">
            <text:p>MDG-a_10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80.35059" calcext:value-type="float">
            <text:p>7780.35059</text:p>
          </table:table-cell>
          <table:table-cell table:style-name="ce2"/>
          <table:table-cell table:style-name="ce28" office:value-type="string" calcext:value-type="string">
            <text:p>MDG-a_10_n500_m50</text:p>
          </table:table-cell>
          <table:table-cell table:style-name="ce77" office:value-type="float" office:value="7528.37" calcext:value-type="float">
            <text:p>7528.3700</text:p>
          </table:table-cell>
          <table:table-cell table:style-name="ce33" table:formula="of:=100*([.D13]-[.G13])/[.D13]" office:value-type="float" office:value="3.23867911972846" calcext:value-type="float">
            <text:p>3.24</text:p>
          </table:table-cell>
          <table:table-cell table:style-name="ce77" office:value-type="float" office:value="6.092227" calcext:value-type="float">
            <text:p>6.0922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 table:style-name="ce2"/>
          <table:table-cell table:style-name="ce28" office:value-type="string" calcext:value-type="string">
            <text:p>MDG-b_21_n2000_m200</text:p>
          </table:table-cell>
          <table:table-cell table:style-name="ce77" office:value-type="float" office:value="11005496.37" calcext:value-type="float">
            <text:p>11005496.3700</text:p>
          </table:table-cell>
          <table:table-cell table:style-name="ce33" table:formula="of:=100*([.D14]-[.G14])/[.D14]" office:value-type="float" office:value="2.60532059321197" calcext:value-type="float">
            <text:p>2.61</text:p>
          </table:table-cell>
          <table:table-cell table:style-name="ce77" office:value-type="float" office:value="96.55473" calcext:value-type="float">
            <text:p>96.5547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 table:style-name="ce2"/>
          <table:table-cell table:style-name="ce28" office:value-type="string" calcext:value-type="string">
            <text:p>MDG-b_22_n2000_m200</text:p>
          </table:table-cell>
          <table:table-cell table:style-name="ce77" office:value-type="float" office:value="11021074.49" calcext:value-type="float">
            <text:p>11021074.4900</text:p>
          </table:table-cell>
          <table:table-cell table:style-name="ce33" table:formula="of:=100*([.D15]-[.G15])/[.D15]" office:value-type="float" office:value="2.35409215719999" calcext:value-type="float">
            <text:p>2.35</text:p>
          </table:table-cell>
          <table:table-cell table:style-name="ce77" office:value-type="float" office:value="94.805763" calcext:value-type="float">
            <text:p>94.8058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 table:style-name="ce2"/>
          <table:table-cell table:style-name="ce28" office:value-type="string" calcext:value-type="string">
            <text:p>MDG-b_23_n2000_m200</text:p>
          </table:table-cell>
          <table:table-cell table:style-name="ce77" office:value-type="float" office:value="11004088.43" calcext:value-type="float">
            <text:p>11004088.4300</text:p>
          </table:table-cell>
          <table:table-cell table:style-name="ce33" table:formula="of:=100*([.D16]-[.G16])/[.D16]" office:value-type="float" office:value="2.61817687290304" calcext:value-type="float">
            <text:p>2.62</text:p>
          </table:table-cell>
          <table:table-cell table:style-name="ce77" office:value-type="float" office:value="94.903854" calcext:value-type="float">
            <text:p>94.9039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 table:style-name="ce2"/>
          <table:table-cell table:style-name="ce28" office:value-type="string" calcext:value-type="string">
            <text:p>MDG-b_24_n2000_m200</text:p>
          </table:table-cell>
          <table:table-cell table:style-name="ce77" office:value-type="float" office:value="10999027.41" calcext:value-type="float">
            <text:p>10999027.4100</text:p>
          </table:table-cell>
          <table:table-cell table:style-name="ce33" table:formula="of:=100*([.D17]-[.G17])/[.D17]" office:value-type="float" office:value="2.58480207558672" calcext:value-type="float">
            <text:p>2.58</text:p>
          </table:table-cell>
          <table:table-cell table:style-name="ce77" office:value-type="float" office:value="95.507521" calcext:value-type="float">
            <text:p>95.5075</text:p>
          </table:table-cell>
          <table:table-cell table:style-name="ce39"/>
          <table:table-cell table:style-name="ce43"/>
          <table:table-cell table:style-name="ce44"/>
          <table:table-cell table:number-columns-repeated="52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 table:style-name="ce2"/>
          <table:table-cell table:style-name="ce28" office:value-type="string" calcext:value-type="string">
            <text:p>MDG-b_25_n2000_m200</text:p>
          </table:table-cell>
          <table:table-cell table:style-name="ce77" office:value-type="float" office:value="11021001.93" calcext:value-type="float">
            <text:p>11021001.9300</text:p>
          </table:table-cell>
          <table:table-cell table:style-name="ce33" table:formula="of:=100*([.D18]-[.G18])/[.D18]" office:value-type="float" office:value="2.43504875601501" calcext:value-type="float">
            <text:p>2.44</text:p>
          </table:table-cell>
          <table:table-cell table:style-name="ce77" office:value-type="float" office:value="97.775845" calcext:value-type="float">
            <text:p>97.7758</text:p>
          </table:table-cell>
          <table:table-cell table:style-name="ce2" table:number-columns-repeated="3"/>
          <table:table-cell table:number-columns-repeated="5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 table:style-name="ce2"/>
          <table:table-cell table:style-name="ce28" office:value-type="string" calcext:value-type="string">
            <text:p>MDG-b_26_n2000_m200</text:p>
          </table:table-cell>
          <table:table-cell table:style-name="ce77" office:value-type="float" office:value="11009952.54" calcext:value-type="float">
            <text:p>11009952.5400</text:p>
          </table:table-cell>
          <table:table-cell table:style-name="ce33" table:formula="of:=100*([.D19]-[.G19])/[.D19]" office:value-type="float" office:value="2.50031835096347" calcext:value-type="float">
            <text:p>2.50</text:p>
          </table:table-cell>
          <table:table-cell table:style-name="ce77" office:value-type="float" office:value="94.880475" calcext:value-type="float">
            <text:p>94.8805</text:p>
          </table:table-cell>
          <table:table-cell table:style-name="ce11" table:number-columns-repeated="3"/>
          <table:table-cell table:number-columns-repeated="5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 table:style-name="ce2"/>
          <table:table-cell table:style-name="ce28" office:value-type="string" calcext:value-type="string">
            <text:p>MDG-b_27_n2000_m200</text:p>
          </table:table-cell>
          <table:table-cell table:style-name="ce77" office:value-type="float" office:value="11011009.46" calcext:value-type="float">
            <text:p>11011009.4600</text:p>
          </table:table-cell>
          <table:table-cell table:style-name="ce33" table:formula="of:=100*([.D20]-[.G20])/[.D20]" office:value-type="float" office:value="2.60636662044108" calcext:value-type="float">
            <text:p>2.61</text:p>
          </table:table-cell>
          <table:table-cell table:style-name="ce77" office:value-type="float" office:value="95.129576" calcext:value-type="float">
            <text:p>95.1296</text:p>
          </table:table-cell>
          <table:table-cell table:style-name="ce40" table:number-columns-repeated="2"/>
          <table:table-cell table:style-name="ce46"/>
          <table:table-cell table:number-columns-repeated="52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 table:style-name="ce2"/>
          <table:table-cell table:style-name="ce28" office:value-type="string" calcext:value-type="string">
            <text:p>MDG-b_28_n2000_m200</text:p>
          </table:table-cell>
          <table:table-cell table:style-name="ce77" office:value-type="float" office:value="10969735.8" calcext:value-type="float">
            <text:p>10969735.8000</text:p>
          </table:table-cell>
          <table:table-cell table:style-name="ce33" table:formula="of:=100*([.D21]-[.G21])/[.D21]" office:value-type="float" office:value="2.74984542802856" calcext:value-type="float">
            <text:p>2.75</text:p>
          </table:table-cell>
          <table:table-cell table:style-name="ce77" office:value-type="float" office:value="95.141388" calcext:value-type="float">
            <text:p>95.1414</text:p>
          </table:table-cell>
          <table:table-cell table:style-name="ce40" table:number-columns-repeated="2"/>
          <table:table-cell table:style-name="ce46"/>
          <table:table-cell table:number-columns-repeated="52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 table:style-name="ce2"/>
          <table:table-cell table:style-name="ce28" office:value-type="string" calcext:value-type="string">
            <text:p>MDG-b_29_n2000_m200</text:p>
          </table:table-cell>
          <table:table-cell table:style-name="ce77" office:value-type="float" office:value="10992141.51" calcext:value-type="float">
            <text:p>10992141.5100</text:p>
          </table:table-cell>
          <table:table-cell table:style-name="ce33" table:formula="of:=100*([.D22]-[.G22])/[.D22]" office:value-type="float" office:value="2.70020128483483" calcext:value-type="float">
            <text:p>2.70</text:p>
          </table:table-cell>
          <table:table-cell table:style-name="ce77" office:value-type="float" office:value="95.373898" calcext:value-type="float">
            <text:p>95.3739</text:p>
          </table:table-cell>
          <table:table-cell table:style-name="ce41" table:number-columns-repeated="2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 table:style-name="ce2"/>
          <table:table-cell table:style-name="ce28" office:value-type="string" calcext:value-type="string">
            <text:p>MDG-b_30_n2000_m200</text:p>
          </table:table-cell>
          <table:table-cell table:style-name="ce77" office:value-type="float" office:value="11001403.85" calcext:value-type="float">
            <text:p>11001403.8500</text:p>
          </table:table-cell>
          <table:table-cell table:style-name="ce33" table:formula="of:=100*([.D23]-[.G23])/[.D23]" office:value-type="float" office:value="2.61154606707334" calcext:value-type="float">
            <text:p>2.61</text:p>
          </table:table-cell>
          <table:table-cell table:style-name="ce77" office:value-type="float" office:value="94.518365" calcext:value-type="float">
            <text:p>94.5184</text:p>
          </table:table-cell>
          <table:table-cell table:style-name="ce41" table:number-columns-repeated="2"/>
          <table:table-cell table:style-name="ce47"/>
          <table:table-cell table:number-columns-repeated="52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 table:style-name="ce2"/>
          <table:table-cell table:style-name="ce28" office:value-type="string" calcext:value-type="string">
            <text:p>MDG-c_1_n3000_m300</text:p>
          </table:table-cell>
          <table:table-cell table:style-name="ce77" office:value-type="float" office:value="24283029" calcext:value-type="float">
            <text:p>24283029.0000</text:p>
          </table:table-cell>
          <table:table-cell table:style-name="ce33" table:formula="of:=100*([.D24]-[.G24])/[.D24]" office:value-type="float" office:value="2.41552139095993" calcext:value-type="float">
            <text:p>2.42</text:p>
          </table:table-cell>
          <table:table-cell table:style-name="ce77" office:value-type="float" office:value="223.384599" calcext:value-type="float">
            <text:p>223.3846</text:p>
          </table:table-cell>
          <table:table-cell table:style-name="ce41" table:number-columns-repeated="2"/>
          <table:table-cell table:style-name="ce47"/>
          <table:table-cell table:number-columns-repeated="52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table:style-name="ce28" office:value-type="string" calcext:value-type="string">
            <text:p>MDG-c_2_n3000_m300</text:p>
          </table:table-cell>
          <table:table-cell table:style-name="ce77" office:value-type="float" office:value="24295419" calcext:value-type="float">
            <text:p>24295419.0000</text:p>
          </table:table-cell>
          <table:table-cell table:style-name="ce33" table:formula="of:=100*([.D25]-[.G25])/[.D25]" office:value-type="float" office:value="2.44891756102007" calcext:value-type="float">
            <text:p>2.45</text:p>
          </table:table-cell>
          <table:table-cell table:style-name="ce77" office:value-type="float" office:value="226.545211" calcext:value-type="float">
            <text:p>226.5452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table:style-name="ce28" office:value-type="string" calcext:value-type="string">
            <text:p>MDG-c_8_n3000_m400</text:p>
          </table:table-cell>
          <table:table-cell table:style-name="ce77" office:value-type="float" office:value="42496401" calcext:value-type="float">
            <text:p>42496401.0000</text:p>
          </table:table-cell>
          <table:table-cell table:style-name="ce33" table:formula="of:=100*([.D26]-[.G26])/[.D26]" office:value-type="float" office:value="2.16602055088142" calcext:value-type="float">
            <text:p>2.17</text:p>
          </table:table-cell>
          <table:table-cell table:style-name="ce77" office:value-type="float" office:value="243.921465" calcext:value-type="float">
            <text:p>243.9215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table:style-name="ce28" office:value-type="string" calcext:value-type="string">
            <text:p>MDG-c_9_n3000_m400</text:p>
          </table:table-cell>
          <table:table-cell table:style-name="ce77" office:value-type="float" office:value="42454312" calcext:value-type="float">
            <text:p>42454312.0000</text:p>
          </table:table-cell>
          <table:table-cell table:style-name="ce33" table:formula="of:=100*([.D27]-[.G27])/[.D27]" office:value-type="float" office:value="2.26426664977817" calcext:value-type="float">
            <text:p>2.26</text:p>
          </table:table-cell>
          <table:table-cell table:style-name="ce77" office:value-type="float" office:value="248.98909" calcext:value-type="float">
            <text:p>248.9891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table:style-name="ce28" office:value-type="string" calcext:value-type="string">
            <text:p>MDG-c_10_n3000_m400</text:p>
          </table:table-cell>
          <table:table-cell table:style-name="ce77" office:value-type="float" office:value="42524681" calcext:value-type="float">
            <text:p>42524681.0000</text:p>
          </table:table-cell>
          <table:table-cell table:style-name="ce33" table:formula="of:=100*([.D28]-[.G28])/[.D28]" office:value-type="float" office:value="2.18871217759783" calcext:value-type="float">
            <text:p>2.19</text:p>
          </table:table-cell>
          <table:table-cell table:style-name="ce77" office:value-type="float" office:value="247.926114" calcext:value-type="float">
            <text:p>247.9261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table:style-name="ce28" office:value-type="string" calcext:value-type="string">
            <text:p>MDG-c_13_n3000_m500</text:p>
          </table:table-cell>
          <table:table-cell table:style-name="ce77" office:value-type="float" office:value="65724464" calcext:value-type="float">
            <text:p>65724464.0000</text:p>
          </table:table-cell>
          <table:table-cell table:style-name="ce33" table:formula="of:=100*([.D29]-[.G29])/[.D29]" office:value-type="float" office:value="1.92435314796892" calcext:value-type="float">
            <text:p>1.92</text:p>
          </table:table-cell>
          <table:table-cell table:style-name="ce77" office:value-type="float" office:value="267.946104" calcext:value-type="float">
            <text:p>267.9461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 table:style-name="ce2"/>
          <table:table-cell table:style-name="ce28" office:value-type="string" calcext:value-type="string">
            <text:p>MDG-c_14_n3000_m500</text:p>
          </table:table-cell>
          <table:table-cell table:style-name="ce77" office:value-type="float" office:value="65753905" calcext:value-type="float">
            <text:p>65753905.0000</text:p>
          </table:table-cell>
          <table:table-cell table:style-name="ce33" table:formula="of:=100*([.D30]-[.G30])/[.D30]" office:value-type="float" office:value="1.82996149604105" calcext:value-type="float">
            <text:p>1.83</text:p>
          </table:table-cell>
          <table:table-cell table:style-name="ce77" office:value-type="float" office:value="271.37975" calcext:value-type="float">
            <text:p>271.3798</text:p>
          </table:table-cell>
          <table:table-cell table:style-name="ce41" table:number-columns-repeated="2"/>
          <table:table-cell table:style-name="ce47"/>
          <table:table-cell table:number-columns-repeated="52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table:style-name="ce28" office:value-type="string" calcext:value-type="string">
            <text:p>MDG-c_15_n3000_m500</text:p>
          </table:table-cell>
          <table:table-cell table:style-name="ce77" office:value-type="float" office:value="65892345" calcext:value-type="float">
            <text:p>65892345.0000</text:p>
          </table:table-cell>
          <table:table-cell table:style-name="ce33" table:formula="of:=100*([.D31]-[.G31])/[.D31]" office:value-type="float" office:value="1.64275972205224" calcext:value-type="float">
            <text:p>1.64</text:p>
          </table:table-cell>
          <table:table-cell table:style-name="ce77" office:value-type="float" office:value="271.598263" calcext:value-type="float">
            <text:p>271.5983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table:style-name="ce28" office:value-type="string" calcext:value-type="string">
            <text:p>MDG-c_19_n3000_m600</text:p>
          </table:table-cell>
          <table:table-cell table:style-name="ce77" office:value-type="float" office:value="94125235" calcext:value-type="float">
            <text:p>94125235.0000</text:p>
          </table:table-cell>
          <table:table-cell table:style-name="ce33" table:formula="of:=100*([.D32]-[.G32])/[.D32]" office:value-type="float" office:value="1.57718082803766" calcext:value-type="float">
            <text:p>1.58</text:p>
          </table:table-cell>
          <table:table-cell table:style-name="ce77" office:value-type="float" office:value="291.288718" calcext:value-type="float">
            <text:p>291.2887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table:style-name="ce28" office:value-type="string" calcext:value-type="string">
            <text:p>MDG-c_20_n3000_m600</text:p>
          </table:table-cell>
          <table:table-cell table:style-name="ce77" office:value-type="float" office:value="94163288" calcext:value-type="float">
            <text:p>94163288.0000</text:p>
          </table:table-cell>
          <table:table-cell table:style-name="ce33" table:formula="of:=100*([.D33]-[.G33])/[.D33]" office:value-type="float" office:value="1.54772323154006" calcext:value-type="float">
            <text:p>1.55</text:p>
          </table:table-cell>
          <table:table-cell table:style-name="ce77" office:value-type="float" office:value="294.780021" calcext:value-type="float">
            <text:p>294.7800</text:p>
          </table:table-cell>
          <table:table-cell table:number-columns-repeated="55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2" table:number-columns-repeated="3"/>
          <table:table-cell table:number-columns-repeated="56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10"/>
          <table:table-cell table:style-name="ce32"/>
          <table:table-cell table:style-name="ce20"/>
          <table:table-cell table:number-columns-repeated="56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style-name="ce10"/>
          <table:table-cell table:style-name="ce20" table:number-columns-repeated="2"/>
          <table:table-cell table:style-name="ce21"/>
          <table:table-cell table:style-name="ce41" table:number-columns-repeated="2"/>
          <table:table-cell table:style-name="ce47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4">
          <table:table-cell table:style-name="ce9" table:number-columns-repeated="5"/>
          <table:table-cell table:number-columns-repeated="59"/>
        </table:table-row>
        <table:table-row table:style-name="ro3" table:number-rows-repeated="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number-columns-repeated="4"/>
          <table:table-cell table:style-name="ce41" table:number-columns-repeated="2"/>
          <table:table-cell table:style-name="ce47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3">
          <table:table-cell table:style-name="ce2"/>
          <table:table-cell table:style-name="ce14" table:number-columns-repeated="3"/>
          <table:table-cell table:style-name="ce2" table:number-columns-repeated="8"/>
          <table:table-cell table:number-columns-repeated="52"/>
        </table:table-row>
        <table:table-row table:style-name="ro3">
          <table:table-cell table:style-name="ce10"/>
          <table:table-cell table:style-name="ce20" table:number-columns-repeated="2"/>
          <table:table-cell table:style-name="ce21"/>
          <table:table-cell table:style-name="ce9"/>
          <table:table-cell table:style-name="ce10"/>
          <table:table-cell table:style-name="ce32"/>
          <table:table-cell table:style-name="ce20"/>
          <table:table-cell table:style-name="ce36"/>
          <table:table-cell table:number-columns-repeated="55"/>
        </table:table-row>
        <table:table-row table:style-name="ro3">
          <table:table-cell table:style-name="ce11"/>
          <table:table-cell table:style-name="ce21" table:number-columns-repeated="3"/>
          <table:table-cell table:style-name="ce9"/>
          <table:table-cell table:style-name="ce10"/>
          <table:table-cell table:style-name="ce20" table:number-columns-repeated="2"/>
          <table:table-cell table:style-name="ce21"/>
          <table:table-cell table:number-columns-repeated="55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GGUnif" table:style-name="ta2">
        <office:forms form:automatic-focus="false" form:apply-design-mode="false"/>
        <table:table-column table:style-name="co10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2" table:default-cell-style-name="ce28"/>
        <table:table-column table:style-name="co13" table:default-cell-style-name="ce77"/>
        <table:table-column table:style-name="co11" table:default-cell-style-name="ce33"/>
        <table:table-column table:style-name="co14" table:default-cell-style-name="ce77"/>
        <table:table-column table:style-name="co11" table:default-cell-style-name="ce39"/>
        <table:table-column table:style-name="co11" table:default-cell-style-name="ce43"/>
        <table:table-column table:style-name="co11" table:default-cell-style-name="ce44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4"/>
          <table:table-cell table:style-name="ce37" table:number-columns-repeated="3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72" office:value-type="string" calcext:value-type="string" table:number-columns-spanned="4" table:number-rows-spanned="1">
            <text:p>Algoritmo AGG Uniforme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599.71" calcext:value-type="float">
            <text:p>7599.7100</text:p>
          </table:table-cell>
          <table:table-cell table:formula="of:=100*([.D4]-[.G4])/[.D4]" office:value-type="float" office:value="2.988607675774" calcext:value-type="float">
            <text:p>2.99</text:p>
          </table:table-cell>
          <table:table-cell office:value-type="float" office:value="7.185909" calcext:value-type="float">
            <text:p>7.18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89.67" calcext:value-type="float">
            <text:p>7589.6700</text:p>
          </table:table-cell>
          <table:table-cell table:formula="of:=100*([.D5]-[.G5])/[.D5]" office:value-type="float" office:value="2.34173371022296" calcext:value-type="float">
            <text:p>2.34</text:p>
          </table:table-cell>
          <table:table-cell office:value-type="float" office:value="7.287856" calcext:value-type="float">
            <text:p>7.287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586.23" calcext:value-type="float">
            <text:p>7586.2300</text:p>
          </table:table-cell>
          <table:table-cell table:formula="of:=100*([.D6]-[.G6])/[.D6]" office:value-type="float" office:value="2.23123895686931" calcext:value-type="float">
            <text:p>2.23</text:p>
          </table:table-cell>
          <table:table-cell office:value-type="float" office:value="7.03289" calcext:value-type="float">
            <text:p>7.0329</text:p>
          </table:table-cell>
          <table:table-cell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1.34945561315326" calcext:value-type="float">
            <text:p>1.35</text:p>
          </table:table-cell>
        </table:table-row>
        <table:table-row table:style-name="ro5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37.75" calcext:value-type="float">
            <text:p>7637.7500</text:p>
          </table:table-cell>
          <table:table-cell table:formula="of:=100*([.D7]-[.G7])/[.D7]" office:value-type="float" office:value="1.70511684340526" calcext:value-type="float">
            <text:p>1.71</text:p>
          </table:table-cell>
          <table:table-cell office:value-type="float" office:value="7.278692" calcext:value-type="float">
            <text:p>7.2787</text:p>
          </table:table-cell>
          <table:table-cell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215.1348042" calcext:value-type="float">
            <text:p>215.13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98.84" calcext:value-type="float">
            <text:p>7598.8400</text:p>
          </table:table-cell>
          <table:table-cell table:formula="of:=100*([.D8]-[.G8])/[.D8]" office:value-type="float" office:value="2.01658675037061" calcext:value-type="float">
            <text:p>2.02</text:p>
          </table:table-cell>
          <table:table-cell office:value-type="float" office:value="7.379444" calcext:value-type="float">
            <text:p>7.37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70.31" calcext:value-type="float">
            <text:p>7670.3100</text:p>
          </table:table-cell>
          <table:table-cell table:formula="of:=100*([.D9]-[.G9])/[.D9]" office:value-type="float" office:value="1.33012371868836" calcext:value-type="float">
            <text:p>1.33</text:p>
          </table:table-cell>
          <table:table-cell office:value-type="float" office:value="7.442939" calcext:value-type="float">
            <text:p>7.44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96.21" calcext:value-type="float">
            <text:p>7696.2100</text:p>
          </table:table-cell>
          <table:table-cell table:formula="of:=100*([.D10]-[.G10])/[.D10]" office:value-type="float" office:value="0.971739248163576" calcext:value-type="float">
            <text:p>0.97</text:p>
          </table:table-cell>
          <table:table-cell office:value-type="float" office:value="7.571858" calcext:value-type="float">
            <text:p>7.57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50.05" calcext:value-type="float">
            <text:p>7650.0500</text:p>
          </table:table-cell>
          <table:table-cell table:formula="of:=100*([.D11]-[.G11])/[.D11]" office:value-type="float" office:value="1.30090173551682" calcext:value-type="float">
            <text:p>1.30</text:p>
          </table:table-cell>
          <table:table-cell office:value-type="float" office:value="7.120264" calcext:value-type="float">
            <text:p>7.12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735.84" calcext:value-type="float">
            <text:p>7735.8400</text:p>
          </table:table-cell>
          <table:table-cell table:formula="of:=100*([.D12]-[.G12])/[.D12]" office:value-type="float" office:value="0.440546822301803" calcext:value-type="float">
            <text:p>0.44</text:p>
          </table:table-cell>
          <table:table-cell office:value-type="float" office:value="7.191591" calcext:value-type="float">
            <text:p>7.19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17.13" calcext:value-type="float">
            <text:p>7617.1300</text:p>
          </table:table-cell>
          <table:table-cell table:formula="of:=100*([.D13]-[.G13])/[.D13]" office:value-type="float" office:value="2.09785649260826" calcext:value-type="float">
            <text:p>2.10</text:p>
          </table:table-cell>
          <table:table-cell office:value-type="float" office:value="7.313112" calcext:value-type="float">
            <text:p>7.313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office:value-type="float" office:value="11138998.93" calcext:value-type="float">
            <text:p>11138998.9300</text:p>
          </table:table-cell>
          <table:table-cell table:formula="of:=100*([.D14]-[.G14])/[.D14]" office:value-type="float" office:value="1.42387101619616" calcext:value-type="float">
            <text:p>1.42</text:p>
          </table:table-cell>
          <table:table-cell office:value-type="float" office:value="145.008964" calcext:value-type="float">
            <text:p>145.0090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office:value-type="float" office:value="11165941.89" calcext:value-type="float">
            <text:p>11165941.8900</text:p>
          </table:table-cell>
          <table:table-cell table:formula="of:=100*([.D15]-[.G15])/[.D15]" office:value-type="float" office:value="1.07057766842113" calcext:value-type="float">
            <text:p>1.07</text:p>
          </table:table-cell>
          <table:table-cell office:value-type="float" office:value="149.091656" calcext:value-type="float">
            <text:p>149.0917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office:value-type="float" office:value="11153701.82" calcext:value-type="float">
            <text:p>11153701.8200</text:p>
          </table:table-cell>
          <table:table-cell table:formula="of:=100*([.D16]-[.G16])/[.D16]" office:value-type="float" office:value="1.29415764358597" calcext:value-type="float">
            <text:p>1.29</text:p>
          </table:table-cell>
          <table:table-cell office:value-type="float" office:value="154.43039" calcext:value-type="float">
            <text:p>154.430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office:value-type="float" office:value="11144229.39" calcext:value-type="float">
            <text:p>11144229.3900</text:p>
          </table:table-cell>
          <table:table-cell table:formula="of:=100*([.D17]-[.G17])/[.D17]" office:value-type="float" office:value="1.29879022258809" calcext:value-type="float">
            <text:p>1.30</text:p>
          </table:table-cell>
          <table:table-cell office:value-type="float" office:value="150.25606" calcext:value-type="float">
            <text:p>150.256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office:value-type="float" office:value="11147015" calcext:value-type="float">
            <text:p>11147015.0000</text:p>
          </table:table-cell>
          <table:table-cell table:formula="of:=100*([.D18]-[.G18])/[.D18]" office:value-type="float" office:value="1.31950054100304" calcext:value-type="float">
            <text:p>1.32</text:p>
          </table:table-cell>
          <table:table-cell office:value-type="float" office:value="147.295736" calcext:value-type="float">
            <text:p>147.2957</text:p>
          </table:table-cell>
          <table:table-cell table:style-name="ce2" table:number-columns-repeated="3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office:value-type="float" office:value="11119564.59" calcext:value-type="float">
            <text:p>11119564.5900</text:p>
          </table:table-cell>
          <table:table-cell table:formula="of:=100*([.D19]-[.G19])/[.D19]" office:value-type="float" office:value="1.5296384192316" calcext:value-type="float">
            <text:p>1.53</text:p>
          </table:table-cell>
          <table:table-cell office:value-type="float" office:value="152.206481" calcext:value-type="float">
            <text:p>152.2065</text:p>
          </table:table-cell>
          <table:table-cell table:style-name="ce11" table:number-columns-repeated="3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office:value-type="float" office:value="11161459.96" calcext:value-type="float">
            <text:p>11161459.9600</text:p>
          </table:table-cell>
          <table:table-cell table:formula="of:=100*([.D20]-[.G20])/[.D20]" office:value-type="float" office:value="1.27561480408841" calcext:value-type="float">
            <text:p>1.28</text:p>
          </table:table-cell>
          <table:table-cell office:value-type="float" office:value="151.155798" calcext:value-type="float">
            <text:p>151.1558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office:value-type="float" office:value="11109143.03" calcext:value-type="float">
            <text:p>11109143.0300</text:p>
          </table:table-cell>
          <table:table-cell table:formula="of:=100*([.D21]-[.G21])/[.D21]" office:value-type="float" office:value="1.5139565321492" calcext:value-type="float">
            <text:p>1.51</text:p>
          </table:table-cell>
          <table:table-cell office:value-type="float" office:value="146.383772" calcext:value-type="float">
            <text:p>146.3838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office:value-type="float" office:value="11134650.79" calcext:value-type="float">
            <text:p>11134650.7900</text:p>
          </table:table-cell>
          <table:table-cell table:formula="of:=100*([.D22]-[.G22])/[.D22]" office:value-type="float" office:value="1.43874333813459" calcext:value-type="float">
            <text:p>1.44</text:p>
          </table:table-cell>
          <table:table-cell office:value-type="float" office:value="151.920633" calcext:value-type="float">
            <text:p>151.9206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office:value-type="float" office:value="11141441.57" calcext:value-type="float">
            <text:p>11141441.5700</text:p>
          </table:table-cell>
          <table:table-cell table:formula="of:=100*([.D23]-[.G23])/[.D23]" office:value-type="float" office:value="1.37188090896789" calcext:value-type="float">
            <text:p>1.37</text:p>
          </table:table-cell>
          <table:table-cell office:value-type="float" office:value="148.196525" calcext:value-type="float">
            <text:p>148.1965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office:value-type="float" office:value="24608485" calcext:value-type="float">
            <text:p>24608485.0000</text:p>
          </table:table-cell>
          <table:table-cell table:formula="of:=100*([.D24]-[.G24])/[.D24]" office:value-type="float" office:value="1.10763455072333" calcext:value-type="float">
            <text:p>1.11</text:p>
          </table:table-cell>
          <table:table-cell office:value-type="float" office:value="393.294618" calcext:value-type="float">
            <text:p>393.2946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office:value-type="float" office:value="24632809" calcext:value-type="float">
            <text:p>24632809.0000</text:p>
          </table:table-cell>
          <table:table-cell table:formula="of:=100*([.D25]-[.G25])/[.D25]" office:value-type="float" office:value="1.09422762115579" calcext:value-type="float">
            <text:p>1.09</text:p>
          </table:table-cell>
          <table:table-cell office:value-type="float" office:value="392.271591" calcext:value-type="float">
            <text:p>392.2716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office:value-type="float" office:value="42986288" calcext:value-type="float">
            <text:p>42986288.0000</text:p>
          </table:table-cell>
          <table:table-cell table:formula="of:=100*([.D26]-[.G26])/[.D26]" office:value-type="float" office:value="1.03821693545548" calcext:value-type="float">
            <text:p>1.04</text:p>
          </table:table-cell>
          <table:table-cell office:value-type="float" office:value="497.441359" calcext:value-type="float">
            <text:p>497.4414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office:value-type="float" office:value="42961690" calcext:value-type="float">
            <text:p>42961690.0000</text:p>
          </table:table-cell>
          <table:table-cell table:formula="of:=100*([.D27]-[.G27])/[.D27]" office:value-type="float" office:value="1.09621189680588" calcext:value-type="float">
            <text:p>1.10</text:p>
          </table:table-cell>
          <table:table-cell office:value-type="float" office:value="459.444527" calcext:value-type="float">
            <text:p>459.4445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office:value-type="float" office:value="42959967" calcext:value-type="float">
            <text:p>42959967.0000</text:p>
          </table:table-cell>
          <table:table-cell table:formula="of:=100*([.D28]-[.G28])/[.D28]" office:value-type="float" office:value="1.1875080949367" calcext:value-type="float">
            <text:p>1.19</text:p>
          </table:table-cell>
          <table:table-cell office:value-type="float" office:value="445.662619" calcext:value-type="float">
            <text:p>445.6626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office:value-type="float" office:value="66406940" calcext:value-type="float">
            <text:p>66406940.0000</text:p>
          </table:table-cell>
          <table:table-cell table:formula="of:=100*([.D29]-[.G29])/[.D29]" office:value-type="float" office:value="0.905945829181406" calcext:value-type="float">
            <text:p>0.91</text:p>
          </table:table-cell>
          <table:table-cell office:value-type="float" office:value="521.651035" calcext:value-type="float">
            <text:p>521.6510</text:p>
          </table:table-cell>
          <table:table-cell table:style-name="Default" office:value-type="string" calcext:value-type="string">
            <text:p>s</text:p>
          </table:table-cell>
          <table:table-cell table:style-name="ce12"/>
          <table:table-cell table:style-name="Default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office:value-type="float" office:value="66473974" calcext:value-type="float">
            <text:p>66473974.0000</text:p>
          </table:table-cell>
          <table:table-cell table:formula="of:=100*([.D30]-[.G30])/[.D30]" office:value-type="float" office:value="0.754904410754521" calcext:value-type="float">
            <text:p>0.75</text:p>
          </table:table-cell>
          <table:table-cell office:value-type="float" office:value="517.342727" calcext:value-type="float">
            <text:p>517.3427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office:value-type="float" office:value="66441799" calcext:value-type="float">
            <text:p>66441799.0000</text:p>
          </table:table-cell>
          <table:table-cell table:formula="of:=100*([.D31]-[.G31])/[.D31]" office:value-type="float" office:value="0.822591930183861" calcext:value-type="float">
            <text:p>0.82</text:p>
          </table:table-cell>
          <table:table-cell office:value-type="float" office:value="517.591173" calcext:value-type="float">
            <text:p>517.5912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office:value-type="float" office:value="94940170" calcext:value-type="float">
            <text:p>94940170.0000</text:p>
          </table:table-cell>
          <table:table-cell table:formula="of:=100*([.D32]-[.G32])/[.D32]" office:value-type="float" office:value="0.725037402930639" calcext:value-type="float">
            <text:p>0.73</text:p>
          </table:table-cell>
          <table:table-cell office:value-type="float" office:value="559.375226" calcext:value-type="float">
            <text:p>559.3752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office:value-type="float" office:value="94887804" calcext:value-type="float">
            <text:p>94887804.0000</text:p>
          </table:table-cell>
          <table:table-cell table:formula="of:=100*([.D33]-[.G33])/[.D33]" office:value-type="float" office:value="0.790206674183045" calcext:value-type="float">
            <text:p>0.79</text:p>
          </table:table-cell>
          <table:table-cell office:value-type="float" office:value="581.218681" calcext:value-type="float">
            <text:p>581.2187</text:p>
          </table:table-cell>
          <table:table-cell table:style-name="Default"/>
          <table:table-cell table:style-name="ce12"/>
          <table:table-cell table:style-name="Default"/>
        </table:table-row>
      </table:table>
      <table:table table:name="AGEPos" table:style-name="ta2">
        <office:forms form:automatic-focus="false" form:apply-design-mode="false"/>
        <table:table-column table:style-name="co11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5" table:default-cell-style-name="ce28"/>
        <table:table-column table:style-name="co16" table:default-cell-style-name="ce77"/>
        <table:table-column table:style-name="co11" table:default-cell-style-name="ce33"/>
        <table:table-column table:style-name="co11" table:default-cell-style-name="ce77"/>
        <table:table-column table:style-name="co11" table:default-cell-style-name="ce39"/>
        <table:table-column table:style-name="co11" table:default-cell-style-name="ce43"/>
        <table:table-column table:style-name="co11" table:default-cell-style-name="ce44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4"/>
          <table:table-cell table:style-name="ce37" table:number-columns-repeated="3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72" office:value-type="string" calcext:value-type="string" table:number-columns-spanned="4" table:number-rows-spanned="1">
            <text:p>Algoritmo AGE Posición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584.01" calcext:value-type="float">
            <text:p>7584.0100</text:p>
          </table:table-cell>
          <table:table-cell table:formula="of:=100*([.D4]-[.G4])/[.D4]" office:value-type="float" office:value="3.18902043619385" calcext:value-type="float">
            <text:p>3.19</text:p>
          </table:table-cell>
          <table:table-cell office:value-type="float" office:value="6.530405" calcext:value-type="float">
            <text:p>6.53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19.54" calcext:value-type="float">
            <text:p>7519.5400</text:p>
          </table:table-cell>
          <table:table-cell table:formula="of:=100*([.D5]-[.G5])/[.D5]" office:value-type="float" office:value="3.24411473797543" calcext:value-type="float">
            <text:p>3.24</text:p>
          </table:table-cell>
          <table:table-cell office:value-type="float" office:value="6.775303" calcext:value-type="float">
            <text:p>6.775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525.61" calcext:value-type="float">
            <text:p>7525.6100</text:p>
          </table:table-cell>
          <table:table-cell table:formula="of:=100*([.D6]-[.G6])/[.D6]" office:value-type="float" office:value="3.01248897096519" calcext:value-type="float">
            <text:p>3.01</text:p>
          </table:table-cell>
          <table:table-cell office:value-type="float" office:value="6.617706" calcext:value-type="float">
            <text:p>6.6177</text:p>
          </table:table-cell>
          <table:table-cell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2.56319820765533" calcext:value-type="float">
            <text:p>2.56</text:p>
          </table:table-cell>
        </table:table-row>
        <table:table-row table:style-name="ro5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59.17" calcext:value-type="float">
            <text:p>7559.1700</text:p>
          </table:table-cell>
          <table:table-cell table:formula="of:=100*([.D7]-[.G7])/[.D7]" office:value-type="float" office:value="2.71641099658457" calcext:value-type="float">
            <text:p>2.72</text:p>
          </table:table-cell>
          <table:table-cell office:value-type="float" office:value="6.405603" calcext:value-type="float">
            <text:p>6.4056</text:p>
          </table:table-cell>
          <table:table-cell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127.058489" calcext:value-type="float">
            <text:p>127.06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21.15" calcext:value-type="float">
            <text:p>7521.1500</text:p>
          </table:table-cell>
          <table:table-cell table:formula="of:=100*([.D8]-[.G8])/[.D8]" office:value-type="float" office:value="3.01836220232956" calcext:value-type="float">
            <text:p>3.02</text:p>
          </table:table-cell>
          <table:table-cell office:value-type="float" office:value="6.595875" calcext:value-type="float">
            <text:p>6.59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46.75" calcext:value-type="float">
            <text:p>7546.7500</text:p>
          </table:table-cell>
          <table:table-cell table:formula="of:=100*([.D9]-[.G9])/[.D9]" office:value-type="float" office:value="2.91958358580181" calcext:value-type="float">
            <text:p>2.92</text:p>
          </table:table-cell>
          <table:table-cell office:value-type="float" office:value="6.56019" calcext:value-type="float">
            <text:p>6.56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472.53" calcext:value-type="float">
            <text:p>7472.5300</text:p>
          </table:table-cell>
          <table:table-cell table:formula="of:=100*([.D10]-[.G10])/[.D10]" office:value-type="float" office:value="3.8498625536569" calcext:value-type="float">
            <text:p>3.85</text:p>
          </table:table-cell>
          <table:table-cell office:value-type="float" office:value="6.931909" calcext:value-type="float">
            <text:p>6.93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74.18" calcext:value-type="float">
            <text:p>7574.1800</text:p>
          </table:table-cell>
          <table:table-cell table:formula="of:=100*([.D11]-[.G11])/[.D11]" office:value-type="float" office:value="2.2797581593737" calcext:value-type="float">
            <text:p>2.28</text:p>
          </table:table-cell>
          <table:table-cell office:value-type="float" office:value="6.635225" calcext:value-type="float">
            <text:p>6.63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25.69" calcext:value-type="float">
            <text:p>7625.6900</text:p>
          </table:table-cell>
          <table:table-cell table:formula="of:=100*([.D12]-[.G12])/[.D12]" office:value-type="float" office:value="1.85816582263318" calcext:value-type="float">
            <text:p>1.86</text:p>
          </table:table-cell>
          <table:table-cell office:value-type="float" office:value="6.982908" calcext:value-type="float">
            <text:p>6.9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591.19" calcext:value-type="float">
            <text:p>7591.1900</text:p>
          </table:table-cell>
          <table:table-cell table:formula="of:=100*([.D13]-[.G13])/[.D13]" office:value-type="float" office:value="2.43126049156611" calcext:value-type="float">
            <text:p>2.43</text:p>
          </table:table-cell>
          <table:table-cell office:value-type="float" office:value="6.431425" calcext:value-type="float">
            <text:p>6.431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office:value-type="float" office:value="10976951.15" calcext:value-type="float">
            <text:p>10976951.1500</text:p>
          </table:table-cell>
          <table:table-cell table:formula="of:=100*([.D14]-[.G14])/[.D14]" office:value-type="float" office:value="2.85793551007066" calcext:value-type="float">
            <text:p>2.86</text:p>
          </table:table-cell>
          <table:table-cell office:value-type="float" office:value="99.67351" calcext:value-type="float">
            <text:p>99.6735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office:value-type="float" office:value="10970372.89" calcext:value-type="float">
            <text:p>10970372.8900</text:p>
          </table:table-cell>
          <table:table-cell table:formula="of:=100*([.D15]-[.G15])/[.D15]" office:value-type="float" office:value="2.80330459701923" calcext:value-type="float">
            <text:p>2.80</text:p>
          </table:table-cell>
          <table:table-cell office:value-type="float" office:value="99.713534" calcext:value-type="float">
            <text:p>99.7135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office:value-type="float" office:value="11008968.47" calcext:value-type="float">
            <text:p>11008968.4700</text:p>
          </table:table-cell>
          <table:table-cell table:formula="of:=100*([.D16]-[.G16])/[.D16]" office:value-type="float" office:value="2.57499045222346" calcext:value-type="float">
            <text:p>2.57</text:p>
          </table:table-cell>
          <table:table-cell office:value-type="float" office:value="100.478775" calcext:value-type="float">
            <text:p>100.4788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office:value-type="float" office:value="10988903.09" calcext:value-type="float">
            <text:p>10988903.0900</text:p>
          </table:table-cell>
          <table:table-cell table:formula="of:=100*([.D17]-[.G17])/[.D17]" office:value-type="float" office:value="2.67447024349704" calcext:value-type="float">
            <text:p>2.67</text:p>
          </table:table-cell>
          <table:table-cell office:value-type="float" office:value="99.213066" calcext:value-type="float">
            <text:p>99.213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office:value-type="float" office:value="10991849.5" calcext:value-type="float">
            <text:p>10991849.5000</text:p>
          </table:table-cell>
          <table:table-cell table:formula="of:=100*([.D18]-[.G18])/[.D18]" office:value-type="float" office:value="2.69312469408842" calcext:value-type="float">
            <text:p>2.69</text:p>
          </table:table-cell>
          <table:table-cell office:value-type="float" office:value="99.788054" calcext:value-type="float">
            <text:p>99.7881</text:p>
          </table:table-cell>
          <table:table-cell table:style-name="ce2" table:number-columns-repeated="3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office:value-type="float" office:value="10990358.98" calcext:value-type="float">
            <text:p>10990358.9800</text:p>
          </table:table-cell>
          <table:table-cell table:formula="of:=100*([.D19]-[.G19])/[.D19]" office:value-type="float" office:value="2.67383098468561" calcext:value-type="float">
            <text:p>2.67</text:p>
          </table:table-cell>
          <table:table-cell office:value-type="float" office:value="100.554265" calcext:value-type="float">
            <text:p>100.5543</text:p>
          </table:table-cell>
          <table:table-cell table:style-name="ce11" table:number-columns-repeated="3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office:value-type="float" office:value="10955690.48" calcext:value-type="float">
            <text:p>10955690.4800</text:p>
          </table:table-cell>
          <table:table-cell table:formula="of:=100*([.D20]-[.G20])/[.D20]" office:value-type="float" office:value="3.09566930214554" calcext:value-type="float">
            <text:p>3.10</text:p>
          </table:table-cell>
          <table:table-cell office:value-type="float" office:value="100.821788" calcext:value-type="float">
            <text:p>100.8218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office:value-type="float" office:value="10963812.97" calcext:value-type="float">
            <text:p>10963812.9700</text:p>
          </table:table-cell>
          <table:table-cell table:formula="of:=100*([.D21]-[.G21])/[.D21]" office:value-type="float" office:value="2.80235317693929" calcext:value-type="float">
            <text:p>2.80</text:p>
          </table:table-cell>
          <table:table-cell office:value-type="float" office:value="101.597566" calcext:value-type="float">
            <text:p>101.5976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office:value-type="float" office:value="10973169.13" calcext:value-type="float">
            <text:p>10973169.1300</text:p>
          </table:table-cell>
          <table:table-cell table:formula="of:=100*([.D22]-[.G22])/[.D22]" office:value-type="float" office:value="2.8681402395388" calcext:value-type="float">
            <text:p>2.87</text:p>
          </table:table-cell>
          <table:table-cell office:value-type="float" office:value="100.751989" calcext:value-type="float">
            <text:p>100.7520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office:value-type="float" office:value="11015277.78" calcext:value-type="float">
            <text:p>11015277.7800</text:p>
          </table:table-cell>
          <table:table-cell table:formula="of:=100*([.D23]-[.G23])/[.D23]" office:value-type="float" office:value="2.48872896017533" calcext:value-type="float">
            <text:p>2.49</text:p>
          </table:table-cell>
          <table:table-cell office:value-type="float" office:value="99.314872" calcext:value-type="float">
            <text:p>99.3149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office:value-type="float" office:value="24193096" calcext:value-type="float">
            <text:p>24193096.0000</text:p>
          </table:table-cell>
          <table:table-cell table:formula="of:=100*([.D24]-[.G24])/[.D24]" office:value-type="float" office:value="2.77692873082461" calcext:value-type="float">
            <text:p>2.78</text:p>
          </table:table-cell>
          <table:table-cell office:value-type="float" office:value="232.681636" calcext:value-type="float">
            <text:p>232.6816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office:value-type="float" office:value="24202565" calcext:value-type="float">
            <text:p>24202565.0000</text:p>
          </table:table-cell>
          <table:table-cell table:formula="of:=100*([.D25]-[.G25])/[.D25]" office:value-type="float" office:value="2.82174538542553" calcext:value-type="float">
            <text:p>2.82</text:p>
          </table:table-cell>
          <table:table-cell office:value-type="float" office:value="236.020538" calcext:value-type="float">
            <text:p>236.0205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office:value-type="float" office:value="42506675" calcext:value-type="float">
            <text:p>42506675.0000</text:p>
          </table:table-cell>
          <table:table-cell table:formula="of:=100*([.D26]-[.G26])/[.D26]" office:value-type="float" office:value="2.14236804664088" calcext:value-type="float">
            <text:p>2.14</text:p>
          </table:table-cell>
          <table:table-cell office:value-type="float" office:value="281.983462" calcext:value-type="float">
            <text:p>281.9835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office:value-type="float" office:value="42500618" calcext:value-type="float">
            <text:p>42500618.0000</text:p>
          </table:table-cell>
          <table:table-cell table:formula="of:=100*([.D27]-[.G27])/[.D27]" office:value-type="float" office:value="2.15766379472507" calcext:value-type="float">
            <text:p>2.16</text:p>
          </table:table-cell>
          <table:table-cell office:value-type="float" office:value="256.422299" calcext:value-type="float">
            <text:p>256.4223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office:value-type="float" office:value="42462823" calcext:value-type="float">
            <text:p>42462823.0000</text:p>
          </table:table-cell>
          <table:table-cell table:formula="of:=100*([.D28]-[.G28])/[.D28]" office:value-type="float" office:value="2.33099215477434" calcext:value-type="float">
            <text:p>2.33</text:p>
          </table:table-cell>
          <table:table-cell office:value-type="float" office:value="259.016397" calcext:value-type="float">
            <text:p>259.0164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office:value-type="float" office:value="65843142" calcext:value-type="float">
            <text:p>65843142.0000</text:p>
          </table:table-cell>
          <table:table-cell table:formula="of:=100*([.D29]-[.G29])/[.D29]" office:value-type="float" office:value="1.74725894424738" calcext:value-type="float">
            <text:p>1.75</text:p>
          </table:table-cell>
          <table:table-cell office:value-type="float" office:value="285.342813" calcext:value-type="float">
            <text:p>285.3428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office:value-type="float" office:value="65830741" calcext:value-type="float">
            <text:p>65830741.0000</text:p>
          </table:table-cell>
          <table:table-cell table:formula="of:=100*([.D30]-[.G30])/[.D30]" office:value-type="float" office:value="1.71524598099308" calcext:value-type="float">
            <text:p>1.72</text:p>
          </table:table-cell>
          <table:table-cell office:value-type="float" office:value="285.654521" calcext:value-type="float">
            <text:p>285.6545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office:value-type="float" office:value="65788119" calcext:value-type="float">
            <text:p>65788119.0000</text:p>
          </table:table-cell>
          <table:table-cell table:formula="of:=100*([.D31]-[.G31])/[.D31]" office:value-type="float" office:value="1.79833745608507" calcext:value-type="float">
            <text:p>1.80</text:p>
          </table:table-cell>
          <table:table-cell office:value-type="float" office:value="283.603081" calcext:value-type="float">
            <text:p>283.6031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office:value-type="float" office:value="94062218" calcext:value-type="float">
            <text:p>94062218.0000</text:p>
          </table:table-cell>
          <table:table-cell table:formula="of:=100*([.D32]-[.G32])/[.D32]" office:value-type="float" office:value="1.64307506772545" calcext:value-type="float">
            <text:p>1.64</text:p>
          </table:table-cell>
          <table:table-cell office:value-type="float" office:value="308.963113" calcext:value-type="float">
            <text:p>308.9631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office:value-type="float" office:value="94007359" calcext:value-type="float">
            <text:p>94007359.0000</text:p>
          </table:table-cell>
          <table:table-cell table:formula="of:=100*([.D33]-[.G33])/[.D33]" office:value-type="float" office:value="1.71075455075472" calcext:value-type="float">
            <text:p>1.71</text:p>
          </table:table-cell>
          <table:table-cell office:value-type="float" office:value="313.692842" calcext:value-type="float">
            <text:p>313.6928</text:p>
          </table:table-cell>
          <table:table-cell table:style-name="Default"/>
          <table:table-cell table:style-name="ce12"/>
          <table:table-cell table:style-name="Default"/>
        </table:table-row>
      </table:table>
      <table:table table:name="AGEUnif" table:style-name="ta2">
        <office:forms form:automatic-focus="false" form:apply-design-mode="false"/>
        <table:table-column table:style-name="co11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17" table:default-cell-style-name="ce28"/>
        <table:table-column table:style-name="co18" table:default-cell-style-name="ce77"/>
        <table:table-column table:style-name="co11" table:default-cell-style-name="ce33"/>
        <table:table-column table:style-name="co11" table:default-cell-style-name="ce77"/>
        <table:table-column table:style-name="co11" table:default-cell-style-name="ce39"/>
        <table:table-column table:style-name="co11" table:default-cell-style-name="ce43"/>
        <table:table-column table:style-name="co11" table:default-cell-style-name="ce44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4"/>
          <table:table-cell table:style-name="ce37" table:number-columns-repeated="3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72" office:value-type="string" calcext:value-type="string" table:number-columns-spanned="4" table:number-rows-spanned="1">
            <text:p>Algoritmo AGE Uniforme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596.16" calcext:value-type="float">
            <text:p>7596.1600</text:p>
          </table:table-cell>
          <table:table-cell table:formula="of:=100*([.D4]-[.G4])/[.D4]" office:value-type="float" office:value="3.03392393688805" calcext:value-type="float">
            <text:p>3.03</text:p>
          </table:table-cell>
          <table:table-cell office:value-type="float" office:value="7.352035" calcext:value-type="float">
            <text:p>7.35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01.15" calcext:value-type="float">
            <text:p>7601.1500</text:p>
          </table:table-cell>
          <table:table-cell table:formula="of:=100*([.D5]-[.G5])/[.D5]" office:value-type="float" office:value="2.19401755168028" calcext:value-type="float">
            <text:p>2.19</text:p>
          </table:table-cell>
          <table:table-cell office:value-type="float" office:value="7.245987" calcext:value-type="float">
            <text:p>7.246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504.43" calcext:value-type="float">
            <text:p>7504.4300</text:p>
          </table:table-cell>
          <table:table-cell table:formula="of:=100*([.D6]-[.G6])/[.D6]" office:value-type="float" office:value="3.28544963243913" calcext:value-type="float">
            <text:p>3.29</text:p>
          </table:table-cell>
          <table:table-cell office:value-type="float" office:value="7.15926" calcext:value-type="float">
            <text:p>7.1593</text:p>
          </table:table-cell>
          <table:table-cell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1.80121987833572" calcext:value-type="float">
            <text:p>1.80</text:p>
          </table:table-cell>
        </table:table-row>
        <table:table-row table:style-name="ro5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60.11" calcext:value-type="float">
            <text:p>7660.1100</text:p>
          </table:table-cell>
          <table:table-cell table:formula="of:=100*([.D7]-[.G7])/[.D7]" office:value-type="float" office:value="1.41735230707173" calcext:value-type="float">
            <text:p>1.42</text:p>
          </table:table-cell>
          <table:table-cell office:value-type="float" office:value="7.392665" calcext:value-type="float">
            <text:p>7.3927</text:p>
          </table:table-cell>
          <table:table-cell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171.250867466667" calcext:value-type="float">
            <text:p>171.25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41.72" calcext:value-type="float">
            <text:p>7541.7200</text:p>
          </table:table-cell>
          <table:table-cell table:formula="of:=100*([.D8]-[.G8])/[.D8]" office:value-type="float" office:value="2.75312187478682" calcext:value-type="float">
            <text:p>2.75</text:p>
          </table:table-cell>
          <table:table-cell office:value-type="float" office:value="7.419626" calcext:value-type="float">
            <text:p>7.41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96.28" calcext:value-type="float">
            <text:p>7596.2800</text:p>
          </table:table-cell>
          <table:table-cell table:formula="of:=100*([.D9]-[.G9])/[.D9]" office:value-type="float" office:value="2.2824360686593" calcext:value-type="float">
            <text:p>2.28</text:p>
          </table:table-cell>
          <table:table-cell office:value-type="float" office:value="7.548272" calcext:value-type="float">
            <text:p>7.54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671.78" calcext:value-type="float">
            <text:p>7671.7800</text:p>
          </table:table-cell>
          <table:table-cell table:formula="of:=100*([.D10]-[.G10])/[.D10]" office:value-type="float" office:value="1.28608363457811" calcext:value-type="float">
            <text:p>1.29</text:p>
          </table:table-cell>
          <table:table-cell office:value-type="float" office:value="7.57325" calcext:value-type="float">
            <text:p>7.57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07.76" calcext:value-type="float">
            <text:p>7607.7600</text:p>
          </table:table-cell>
          <table:table-cell table:formula="of:=100*([.D11]-[.G11])/[.D11]" office:value-type="float" office:value="1.84651710608368" calcext:value-type="float">
            <text:p>1.85</text:p>
          </table:table-cell>
          <table:table-cell office:value-type="float" office:value="7.382156" calcext:value-type="float">
            <text:p>7.3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21.39" calcext:value-type="float">
            <text:p>7621.3900</text:p>
          </table:table-cell>
          <table:table-cell table:formula="of:=100*([.D12]-[.G12])/[.D12]" office:value-type="float" office:value="1.91350637371284" calcext:value-type="float">
            <text:p>1.91</text:p>
          </table:table-cell>
          <table:table-cell office:value-type="float" office:value="7.503178" calcext:value-type="float">
            <text:p>7.50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39.15" calcext:value-type="float">
            <text:p>7639.1500</text:p>
          </table:table-cell>
          <table:table-cell table:formula="of:=100*([.D13]-[.G13])/[.D13]" office:value-type="float" office:value="1.81483582734027" calcext:value-type="float">
            <text:p>1.81</text:p>
          </table:table-cell>
          <table:table-cell office:value-type="float" office:value="7.279837" calcext:value-type="float">
            <text:p>7.2798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office:value-type="float" office:value="11063704.01" calcext:value-type="float">
            <text:p>11063704.0100</text:p>
          </table:table-cell>
          <table:table-cell table:formula="of:=100*([.D14]-[.G14])/[.D14]" office:value-type="float" office:value="2.09020394183773" calcext:value-type="float">
            <text:p>2.09</text:p>
          </table:table-cell>
          <table:table-cell office:value-type="float" office:value="131.281893" calcext:value-type="float">
            <text:p>131.2819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office:value-type="float" office:value="11066523.84" calcext:value-type="float">
            <text:p>11066523.8400</text:p>
          </table:table-cell>
          <table:table-cell table:formula="of:=100*([.D15]-[.G15])/[.D15]" office:value-type="float" office:value="1.95141426534454" calcext:value-type="float">
            <text:p>1.95</text:p>
          </table:table-cell>
          <table:table-cell office:value-type="float" office:value="125.10712" calcext:value-type="float">
            <text:p>125.107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office:value-type="float" office:value="11104517.66" calcext:value-type="float">
            <text:p>11104517.6600</text:p>
          </table:table-cell>
          <table:table-cell table:formula="of:=100*([.D16]-[.G16])/[.D16]" office:value-type="float" office:value="1.72941797434786" calcext:value-type="float">
            <text:p>1.73</text:p>
          </table:table-cell>
          <table:table-cell office:value-type="float" office:value="129.828904" calcext:value-type="float">
            <text:p>129.8289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office:value-type="float" office:value="11067495.02" calcext:value-type="float">
            <text:p>11067495.0200</text:p>
          </table:table-cell>
          <table:table-cell table:formula="of:=100*([.D17]-[.G17])/[.D17]" office:value-type="float" office:value="1.9784042977707" calcext:value-type="float">
            <text:p>1.98</text:p>
          </table:table-cell>
          <table:table-cell office:value-type="float" office:value="129.068687" calcext:value-type="float">
            <text:p>129.0687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office:value-type="float" office:value="11078996.06" calcext:value-type="float">
            <text:p>11078996.0600</text:p>
          </table:table-cell>
          <table:table-cell table:formula="of:=100*([.D18]-[.G18])/[.D18]" office:value-type="float" office:value="1.92164766037729" calcext:value-type="float">
            <text:p>1.92</text:p>
          </table:table-cell>
          <table:table-cell office:value-type="float" office:value="127.653332" calcext:value-type="float">
            <text:p>127.6533</text:p>
          </table:table-cell>
          <table:table-cell table:style-name="ce2" table:number-columns-repeated="3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office:value-type="float" office:value="11092375.31" calcext:value-type="float">
            <text:p>11092375.3100</text:p>
          </table:table-cell>
          <table:table-cell table:formula="of:=100*([.D19]-[.G19])/[.D19]" office:value-type="float" office:value="1.77041567368709" calcext:value-type="float">
            <text:p>1.77</text:p>
          </table:table-cell>
          <table:table-cell office:value-type="float" office:value="127.900992" calcext:value-type="float">
            <text:p>127.9010</text:p>
          </table:table-cell>
          <table:table-cell table:style-name="ce11" table:number-columns-repeated="3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office:value-type="float" office:value="11049667" calcext:value-type="float">
            <text:p>11049667.0000</text:p>
          </table:table-cell>
          <table:table-cell table:formula="of:=100*([.D20]-[.G20])/[.D20]" office:value-type="float" office:value="2.26443627410973" calcext:value-type="float">
            <text:p>2.26</text:p>
          </table:table-cell>
          <table:table-cell office:value-type="float" office:value="123.830463" calcext:value-type="float">
            <text:p>123.8305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office:value-type="float" office:value="11101019.84" calcext:value-type="float">
            <text:p>11101019.8400</text:p>
          </table:table-cell>
          <table:table-cell table:formula="of:=100*([.D21]-[.G21])/[.D21]" office:value-type="float" office:value="1.58597116381585" calcext:value-type="float">
            <text:p>1.59</text:p>
          </table:table-cell>
          <table:table-cell office:value-type="float" office:value="124.562298" calcext:value-type="float">
            <text:p>124.5623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office:value-type="float" office:value="11067019.68" calcext:value-type="float">
            <text:p>11067019.6800</text:p>
          </table:table-cell>
          <table:table-cell table:formula="of:=100*([.D22]-[.G22])/[.D22]" office:value-type="float" office:value="2.03739769351171" calcext:value-type="float">
            <text:p>2.04</text:p>
          </table:table-cell>
          <table:table-cell office:value-type="float" office:value="125.092631" calcext:value-type="float">
            <text:p>125.0926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office:value-type="float" office:value="11068015.05" calcext:value-type="float">
            <text:p>11068015.0500</text:p>
          </table:table-cell>
          <table:table-cell table:formula="of:=100*([.D23]-[.G23])/[.D23]" office:value-type="float" office:value="2.0218793417111" calcext:value-type="float">
            <text:p>2.02</text:p>
          </table:table-cell>
          <table:table-cell office:value-type="float" office:value="127.936393" calcext:value-type="float">
            <text:p>127.9364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office:value-type="float" office:value="24482532" calcext:value-type="float">
            <text:p>24482532.0000</text:p>
          </table:table-cell>
          <table:table-cell table:formula="of:=100*([.D24]-[.G24])/[.D24]" office:value-type="float" office:value="1.61379289835964" calcext:value-type="float">
            <text:p>1.61</text:p>
          </table:table-cell>
          <table:table-cell office:value-type="float" office:value="310.757111" calcext:value-type="float">
            <text:p>310.7571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office:value-type="float" office:value="24515288" calcext:value-type="float">
            <text:p>24515288.0000</text:p>
          </table:table-cell>
          <table:table-cell table:formula="of:=100*([.D25]-[.G25])/[.D25]" office:value-type="float" office:value="1.56609850180664" calcext:value-type="float">
            <text:p>1.57</text:p>
          </table:table-cell>
          <table:table-cell office:value-type="float" office:value="305.367096" calcext:value-type="float">
            <text:p>305.3671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office:value-type="float" office:value="42854798" calcext:value-type="float">
            <text:p>42854798.0000</text:p>
          </table:table-cell>
          <table:table-cell table:formula="of:=100*([.D26]-[.G26])/[.D26]" office:value-type="float" office:value="1.34092939239424" calcext:value-type="float">
            <text:p>1.34</text:p>
          </table:table-cell>
          <table:table-cell office:value-type="float" office:value="389.761827" calcext:value-type="float">
            <text:p>389.7618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office:value-type="float" office:value="42813615" calcext:value-type="float">
            <text:p>42813615.0000</text:p>
          </table:table-cell>
          <table:table-cell table:formula="of:=100*([.D27]-[.G27])/[.D27]" office:value-type="float" office:value="1.43710115007735" calcext:value-type="float">
            <text:p>1.44</text:p>
          </table:table-cell>
          <table:table-cell office:value-type="float" office:value="360.436261" calcext:value-type="float">
            <text:p>360.4363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office:value-type="float" office:value="42780235" calcext:value-type="float">
            <text:p>42780235.0000</text:p>
          </table:table-cell>
          <table:table-cell table:formula="of:=100*([.D28]-[.G28])/[.D28]" office:value-type="float" office:value="1.6009108053038" calcext:value-type="float">
            <text:p>1.60</text:p>
          </table:table-cell>
          <table:table-cell office:value-type="float" office:value="350.130594" calcext:value-type="float">
            <text:p>350.1306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office:value-type="float" office:value="66322030" calcext:value-type="float">
            <text:p>66322030.0000</text:p>
          </table:table-cell>
          <table:table-cell table:formula="of:=100*([.D29]-[.G29])/[.D29]" office:value-type="float" office:value="1.03265060039424" calcext:value-type="float">
            <text:p>1.03</text:p>
          </table:table-cell>
          <table:table-cell office:value-type="float" office:value="405.492847" calcext:value-type="float">
            <text:p>405.4928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office:value-type="float" office:value="66216803" calcext:value-type="float">
            <text:p>66216803.0000</text:p>
          </table:table-cell>
          <table:table-cell table:formula="of:=100*([.D30]-[.G30])/[.D30]" office:value-type="float" office:value="1.13885859525659" calcext:value-type="float">
            <text:p>1.14</text:p>
          </table:table-cell>
          <table:table-cell office:value-type="float" office:value="387.843229" calcext:value-type="float">
            <text:p>387.8432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office:value-type="float" office:value="66214576" calcext:value-type="float">
            <text:p>66214576.0000</text:p>
          </table:table-cell>
          <table:table-cell table:formula="of:=100*([.D31]-[.G31])/[.D31]" office:value-type="float" office:value="1.16176679499822" calcext:value-type="float">
            <text:p>1.16</text:p>
          </table:table-cell>
          <table:table-cell office:value-type="float" office:value="395.071091" calcext:value-type="float">
            <text:p>395.0711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office:value-type="float" office:value="94685351" calcext:value-type="float">
            <text:p>94685351.0000</text:p>
          </table:table-cell>
          <table:table-cell table:formula="of:=100*([.D32]-[.G32])/[.D32]" office:value-type="float" office:value="0.991490967254598" calcext:value-type="float">
            <text:p>0.99</text:p>
          </table:table-cell>
          <table:table-cell office:value-type="float" office:value="455.757472" calcext:value-type="float">
            <text:p>455.7575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office:value-type="float" office:value="94711478" calcext:value-type="float">
            <text:p>94711478.0000</text:p>
          </table:table-cell>
          <table:table-cell table:formula="of:=100*([.D33]-[.G33])/[.D33]" office:value-type="float" office:value="0.97456404447236" calcext:value-type="float">
            <text:p>0.97</text:p>
          </table:table-cell>
          <table:table-cell office:value-type="float" office:value="430.789517" calcext:value-type="float">
            <text:p>430.7895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4" table:number-rows-repeated="2">
          <table:table-cell table:style-name="Default" table:number-columns-repeated="12"/>
        </table:table-row>
        <table:table-row table:style-name="ro4">
          <table:table-cell table:style-name="Default" table:number-columns-repeated="12"/>
        </table:table-row>
      </table:table>
      <table:table table:name="AM1" table:style-name="ta2">
        <office:forms form:automatic-focus="false" form:apply-design-mode="false"/>
        <table:table-column table:style-name="co11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 table:style-name="ce2" table:number-columns-repeated="5"/>
          <table:table-cell table:style-name="ce37" table:number-columns-repeated="3"/>
        </table:table-row>
        <table:table-row table:style-name="ro1">
          <table:table-cell table:style-name="ce2"/>
          <table:table-cell table:style-name="ce14" table:number-columns-repeated="3"/>
          <table:table-cell table:style-name="ce2"/>
          <table:table-cell table:style-name="ce72" office:value-type="string" calcext:value-type="string" table:number-columns-spanned="4" table:number-rows-spanned="1">
            <text:p>Algoritmo AM-(10,1.0)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 table:style-name="ce2"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1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833.83252" calcext:value-type="float">
            <text:p>7833.83252</text:p>
          </table:table-cell>
          <table:table-cell table:style-name="ce2"/>
          <table:table-cell table:style-name="ce28" office:value-type="string" calcext:value-type="string">
            <text:p>MDG-a_1_n500_m50</text:p>
          </table:table-cell>
          <table:table-cell table:style-name="ce77" office:value-type="float" office:value="7722.44" calcext:value-type="float">
            <text:p>7722.4400</text:p>
          </table:table-cell>
          <table:table-cell table:style-name="ce33" table:formula="of:=100*([.D4]-[.G4])/[.D4]" office:value-type="float" office:value="1.4219415556257" calcext:value-type="float">
            <text:p>1.42</text:p>
          </table:table-cell>
          <table:table-cell table:style-name="ce77" office:value-type="float" office:value="0.76755" calcext:value-type="float">
            <text:p>0.7676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2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66162" calcext:value-type="float">
            <text:p>7771.66162</text:p>
          </table:table-cell>
          <table:table-cell table:style-name="ce2"/>
          <table:table-cell table:style-name="ce28" office:value-type="string" calcext:value-type="string">
            <text:p>MDG-a_2_n500_m50</text:p>
          </table:table-cell>
          <table:table-cell table:style-name="ce77" office:value-type="float" office:value="7667.97" calcext:value-type="float">
            <text:p>7667.9700</text:p>
          </table:table-cell>
          <table:table-cell table:style-name="ce33" table:formula="of:=100*([.D5]-[.G5])/[.D5]" office:value-type="float" office:value="1.3342271584902" calcext:value-type="float">
            <text:p>1.33</text:p>
          </table:table-cell>
          <table:table-cell table:style-name="ce77" office:value-type="float" office:value="0.769191" calcext:value-type="float">
            <text:p>0.7692</text:p>
          </table:table-cell>
          <table:table-cell table:style-name="ce39"/>
          <table:table-cell table:style-name="ce43"/>
          <table:table-cell table:style-name="ce44"/>
        </table:table-row>
        <table:table-row table:style-name="ro5">
          <table:table-cell table:style-name="ce4" office:value-type="string" calcext:value-type="string">
            <text:p>MDG-a_3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9.35986" calcext:value-type="float">
            <text:p>7759.35986</text:p>
          </table:table-cell>
          <table:table-cell table:style-name="ce2"/>
          <table:table-cell table:style-name="ce28" office:value-type="string" calcext:value-type="string">
            <text:p>MDG-a_3_n500_m50</text:p>
          </table:table-cell>
          <table:table-cell table:style-name="ce77" office:value-type="float" office:value="7637.54" calcext:value-type="float">
            <text:p>7637.5400</text:p>
          </table:table-cell>
          <table:table-cell table:style-name="ce33" table:formula="of:=100*([.D6]-[.G6])/[.D6]" office:value-type="float" office:value="1.56997306734011" calcext:value-type="float">
            <text:p>1.57</text:p>
          </table:table-cell>
          <table:table-cell table:style-name="ce77" office:value-type="float" office:value="0.731289" calcext:value-type="float">
            <text:p>0.7313</text:p>
          </table:table-cell>
          <table:table-cell table:style-name="ce39"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1.37929618374106" calcext:value-type="float">
            <text:p>1.38</text:p>
          </table:table-cell>
        </table:table-row>
        <table:table-row table:style-name="ro5">
          <table:table-cell table:style-name="ce4" office:value-type="string" calcext:value-type="string">
            <text:p>MDG-a_4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2417" calcext:value-type="float">
            <text:p>7770.2417</text:p>
          </table:table-cell>
          <table:table-cell table:style-name="ce2"/>
          <table:table-cell table:style-name="ce28" office:value-type="string" calcext:value-type="string">
            <text:p>MDG-a_4_n500_m50</text:p>
          </table:table-cell>
          <table:table-cell table:style-name="ce77" office:value-type="float" office:value="7710.48" calcext:value-type="float">
            <text:p>7710.4800</text:p>
          </table:table-cell>
          <table:table-cell table:style-name="ce33" table:formula="of:=100*([.D7]-[.G7])/[.D7]" office:value-type="float" office:value="0.769109923569044" calcext:value-type="float">
            <text:p>0.77</text:p>
          </table:table-cell>
          <table:table-cell table:style-name="ce77" office:value-type="float" office:value="0.641901" calcext:value-type="float">
            <text:p>0.6419</text:p>
          </table:table-cell>
          <table:table-cell table:style-name="ce39"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53.7267789333333" calcext:value-type="float">
            <text:p>53.73</text:p>
          </table:table-cell>
        </table:table-row>
        <table:table-row table:style-name="ro3">
          <table:table-cell table:style-name="ce4" office:value-type="string" calcext:value-type="string">
            <text:p>MDG-a_5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5.23096" calcext:value-type="float">
            <text:p>7755.23096</text:p>
          </table:table-cell>
          <table:table-cell table:style-name="ce2"/>
          <table:table-cell table:style-name="ce28" office:value-type="string" calcext:value-type="string">
            <text:p>MDG-a_5_n500_m50</text:p>
          </table:table-cell>
          <table:table-cell table:style-name="ce77" office:value-type="float" office:value="7729.93" calcext:value-type="float">
            <text:p>7729.9300</text:p>
          </table:table-cell>
          <table:table-cell table:style-name="ce33" table:formula="of:=100*([.D8]-[.G8])/[.D8]" office:value-type="float" office:value="0.326243797644417" calcext:value-type="float">
            <text:p>0.33</text:p>
          </table:table-cell>
          <table:table-cell table:style-name="ce77" office:value-type="float" office:value="0.683554" calcext:value-type="float">
            <text:p>0.6836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6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3.70996" calcext:value-type="float">
            <text:p>7773.70996</text:p>
          </table:table-cell>
          <table:table-cell table:style-name="ce2"/>
          <table:table-cell table:style-name="ce28" office:value-type="string" calcext:value-type="string">
            <text:p>MDG-a_6_n500_m50</text:p>
          </table:table-cell>
          <table:table-cell table:style-name="ce77" office:value-type="float" office:value="7660.98" calcext:value-type="float">
            <text:p>7660.9800</text:p>
          </table:table-cell>
          <table:table-cell table:style-name="ce33" table:formula="of:=100*([.D9]-[.G9])/[.D9]" office:value-type="float" office:value="1.45014363257773" calcext:value-type="float">
            <text:p>1.45</text:p>
          </table:table-cell>
          <table:table-cell table:style-name="ce77" office:value-type="float" office:value="0.6801" calcext:value-type="float">
            <text:p>0.6801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7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73096" calcext:value-type="float">
            <text:p>7771.73096</text:p>
          </table:table-cell>
          <table:table-cell table:style-name="ce2"/>
          <table:table-cell table:style-name="ce28" office:value-type="string" calcext:value-type="string">
            <text:p>MDG-a_7_n500_m50</text:p>
          </table:table-cell>
          <table:table-cell table:style-name="ce77" office:value-type="float" office:value="7600.77" calcext:value-type="float">
            <text:p>7600.7700</text:p>
          </table:table-cell>
          <table:table-cell table:style-name="ce33" table:formula="of:=100*([.D10]-[.G10])/[.D10]" office:value-type="float" office:value="2.19977970004252" calcext:value-type="float">
            <text:p>2.20</text:p>
          </table:table-cell>
          <table:table-cell table:style-name="ce77" office:value-type="float" office:value="0.601812" calcext:value-type="float">
            <text:p>0.6018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8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0.88135" calcext:value-type="float">
            <text:p>7750.88135</text:p>
          </table:table-cell>
          <table:table-cell table:style-name="ce2"/>
          <table:table-cell table:style-name="ce28" office:value-type="string" calcext:value-type="string">
            <text:p>MDG-a_8_n500_m50</text:p>
          </table:table-cell>
          <table:table-cell table:style-name="ce77" office:value-type="float" office:value="7652.48" calcext:value-type="float">
            <text:p>7652.4800</text:p>
          </table:table-cell>
          <table:table-cell table:style-name="ce33" table:formula="of:=100*([.D11]-[.G11])/[.D11]" office:value-type="float" office:value="1.26955046215486" calcext:value-type="float">
            <text:p>1.27</text:p>
          </table:table-cell>
          <table:table-cell table:style-name="ce77" office:value-type="float" office:value="0.622975" calcext:value-type="float">
            <text:p>0.6230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9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0708" calcext:value-type="float">
            <text:p>7770.0708</text:p>
          </table:table-cell>
          <table:table-cell table:style-name="ce2"/>
          <table:table-cell table:style-name="ce28" office:value-type="string" calcext:value-type="string">
            <text:p>MDG-a_9_n500_m50</text:p>
          </table:table-cell>
          <table:table-cell table:style-name="ce77" office:value-type="float" office:value="7676.52" calcext:value-type="float">
            <text:p>7676.5200</text:p>
          </table:table-cell>
          <table:table-cell table:style-name="ce33" table:formula="of:=100*([.D12]-[.G12])/[.D12]" office:value-type="float" office:value="1.20398902928915" calcext:value-type="float">
            <text:p>1.20</text:p>
          </table:table-cell>
          <table:table-cell table:style-name="ce77" office:value-type="float" office:value="0.613186" calcext:value-type="float">
            <text:p>0.6132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10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80.35059" calcext:value-type="float">
            <text:p>7780.35059</text:p>
          </table:table-cell>
          <table:table-cell table:style-name="ce2"/>
          <table:table-cell table:style-name="ce28" office:value-type="string" calcext:value-type="string">
            <text:p>MDG-a_10_n500_m50</text:p>
          </table:table-cell>
          <table:table-cell table:style-name="ce77" office:value-type="float" office:value="7704.99" calcext:value-type="float">
            <text:p>7704.9900</text:p>
          </table:table-cell>
          <table:table-cell table:style-name="ce33" table:formula="of:=100*([.D13]-[.G13])/[.D13]" office:value-type="float" office:value="0.968601467610732" calcext:value-type="float">
            <text:p>0.97</text:p>
          </table:table-cell>
          <table:table-cell table:style-name="ce77" office:value-type="float" office:value="0.733488" calcext:value-type="float">
            <text:p>0.7335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 table:style-name="ce2"/>
          <table:table-cell table:style-name="ce28" office:value-type="string" calcext:value-type="string">
            <text:p>MDG-b_21_n2000_m200</text:p>
          </table:table-cell>
          <table:table-cell table:style-name="ce77" office:value-type="float" office:value="11096533.55" calcext:value-type="float">
            <text:p>11096533.5500</text:p>
          </table:table-cell>
          <table:table-cell table:style-name="ce33" table:formula="of:=100*([.D14]-[.G14])/[.D14]" office:value-type="float" office:value="1.79967433591388" calcext:value-type="float">
            <text:p>1.80</text:p>
          </table:table-cell>
          <table:table-cell table:style-name="ce77" office:value-type="float" office:value="34.122775" calcext:value-type="float">
            <text:p>34.1228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 table:style-name="ce2"/>
          <table:table-cell table:style-name="ce28" office:value-type="string" calcext:value-type="string">
            <text:p>MDG-b_22_n2000_m200</text:p>
          </table:table-cell>
          <table:table-cell table:style-name="ce77" office:value-type="float" office:value="11124752.3" calcext:value-type="float">
            <text:p>11124752.3000</text:p>
          </table:table-cell>
          <table:table-cell table:style-name="ce33" table:formula="of:=100*([.D15]-[.G15])/[.D15]" office:value-type="float" office:value="1.43551440057661" calcext:value-type="float">
            <text:p>1.44</text:p>
          </table:table-cell>
          <table:table-cell table:style-name="ce77" office:value-type="float" office:value="32.331683" calcext:value-type="float">
            <text:p>32.3317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 table:style-name="ce2"/>
          <table:table-cell table:style-name="ce28" office:value-type="string" calcext:value-type="string">
            <text:p>MDG-b_23_n2000_m200</text:p>
          </table:table-cell>
          <table:table-cell table:style-name="ce77" office:value-type="float" office:value="11102635.18" calcext:value-type="float">
            <text:p>11102635.1800</text:p>
          </table:table-cell>
          <table:table-cell table:style-name="ce33" table:formula="of:=100*([.D16]-[.G16])/[.D16]" office:value-type="float" office:value="1.7460771765677" calcext:value-type="float">
            <text:p>1.75</text:p>
          </table:table-cell>
          <table:table-cell table:style-name="ce77" office:value-type="float" office:value="33.29027" calcext:value-type="float">
            <text:p>33.2903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 table:style-name="ce2"/>
          <table:table-cell table:style-name="ce28" office:value-type="string" calcext:value-type="string">
            <text:p>MDG-b_24_n2000_m200</text:p>
          </table:table-cell>
          <table:table-cell table:style-name="ce77" office:value-type="float" office:value="11103623.41" calcext:value-type="float">
            <text:p>11103623.4100</text:p>
          </table:table-cell>
          <table:table-cell table:style-name="ce33" table:formula="of:=100*([.D17]-[.G17])/[.D17]" office:value-type="float" office:value="1.65842561862488" calcext:value-type="float">
            <text:p>1.66</text:p>
          </table:table-cell>
          <table:table-cell table:style-name="ce77" office:value-type="float" office:value="30.575487" calcext:value-type="float">
            <text:p>30.5755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 table:style-name="ce2"/>
          <table:table-cell table:style-name="ce28" office:value-type="string" calcext:value-type="string">
            <text:p>MDG-b_25_n2000_m200</text:p>
          </table:table-cell>
          <table:table-cell table:style-name="ce77" office:value-type="float" office:value="11129061.61" calcext:value-type="float">
            <text:p>11129061.6100</text:p>
          </table:table-cell>
          <table:table-cell table:style-name="ce33" table:formula="of:=100*([.D18]-[.G18])/[.D18]" office:value-type="float" office:value="1.47843542107472" calcext:value-type="float">
            <text:p>1.48</text:p>
          </table:table-cell>
          <table:table-cell table:style-name="ce77" office:value-type="float" office:value="31.815585" calcext:value-type="float">
            <text:p>31.8156</text:p>
          </table:table-cell>
          <table:table-cell table:style-name="ce2" table:number-columns-repeated="3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 table:style-name="ce2"/>
          <table:table-cell table:style-name="ce28" office:value-type="string" calcext:value-type="string">
            <text:p>MDG-b_26_n2000_m200</text:p>
          </table:table-cell>
          <table:table-cell table:style-name="ce77" office:value-type="float" office:value="11124099.6" calcext:value-type="float">
            <text:p>11124099.6000</text:p>
          </table:table-cell>
          <table:table-cell table:style-name="ce33" table:formula="of:=100*([.D19]-[.G19])/[.D19]" office:value-type="float" office:value="1.48947820694469" calcext:value-type="float">
            <text:p>1.49</text:p>
          </table:table-cell>
          <table:table-cell table:style-name="ce77" office:value-type="float" office:value="29.814508" calcext:value-type="float">
            <text:p>29.8145</text:p>
          </table:table-cell>
          <table:table-cell table:style-name="ce11" table:number-columns-repeated="3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 table:style-name="ce2"/>
          <table:table-cell table:style-name="ce28" office:value-type="string" calcext:value-type="string">
            <text:p>MDG-b_27_n2000_m200</text:p>
          </table:table-cell>
          <table:table-cell table:style-name="ce77" office:value-type="float" office:value="11111502.18" calcext:value-type="float">
            <text:p>11111502.1800</text:p>
          </table:table-cell>
          <table:table-cell table:style-name="ce33" table:formula="of:=100*([.D20]-[.G20])/[.D20]" office:value-type="float" office:value="1.7174970608835" calcext:value-type="float">
            <text:p>1.72</text:p>
          </table:table-cell>
          <table:table-cell table:style-name="ce77" office:value-type="float" office:value="30.329626" calcext:value-type="float">
            <text:p>30.3296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 table:style-name="ce2"/>
          <table:table-cell table:style-name="ce28" office:value-type="string" calcext:value-type="string">
            <text:p>MDG-b_28_n2000_m200</text:p>
          </table:table-cell>
          <table:table-cell table:style-name="ce77" office:value-type="float" office:value="11114466.85" calcext:value-type="float">
            <text:p>11114466.8500</text:p>
          </table:table-cell>
          <table:table-cell table:style-name="ce33" table:formula="of:=100*([.D21]-[.G21])/[.D21]" office:value-type="float" office:value="1.46675919509817" calcext:value-type="float">
            <text:p>1.47</text:p>
          </table:table-cell>
          <table:table-cell table:style-name="ce77" office:value-type="float" office:value="31.130453" calcext:value-type="float">
            <text:p>31.1305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 table:style-name="ce2"/>
          <table:table-cell table:style-name="ce28" office:value-type="string" calcext:value-type="string">
            <text:p>MDG-b_29_n2000_m200</text:p>
          </table:table-cell>
          <table:table-cell table:style-name="ce77" office:value-type="float" office:value="11131466.85" calcext:value-type="float">
            <text:p>11131466.8500</text:p>
          </table:table-cell>
          <table:table-cell table:style-name="ce33" table:formula="of:=100*([.D22]-[.G22])/[.D22]" office:value-type="float" office:value="1.46692681092188" calcext:value-type="float">
            <text:p>1.47</text:p>
          </table:table-cell>
          <table:table-cell table:style-name="ce77" office:value-type="float" office:value="29.171507" calcext:value-type="float">
            <text:p>29.1715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 table:style-name="ce2"/>
          <table:table-cell table:style-name="ce28" office:value-type="string" calcext:value-type="string">
            <text:p>MDG-b_30_n2000_m200</text:p>
          </table:table-cell>
          <table:table-cell table:style-name="ce77" office:value-type="float" office:value="11136221.63" calcext:value-type="float">
            <text:p>11136221.6300</text:p>
          </table:table-cell>
          <table:table-cell table:style-name="ce33" table:formula="of:=100*([.D23]-[.G23])/[.D23]" office:value-type="float" office:value="1.41808972860163" calcext:value-type="float">
            <text:p>1.42</text:p>
          </table:table-cell>
          <table:table-cell table:style-name="ce77" office:value-type="float" office:value="28.70406" calcext:value-type="float">
            <text:p>28.7041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 table:style-name="ce2"/>
          <table:table-cell table:style-name="ce28" office:value-type="string" calcext:value-type="string">
            <text:p>MDG-c_1_n3000_m300</text:p>
          </table:table-cell>
          <table:table-cell table:style-name="ce77" office:value-type="float" office:value="24517103" calcext:value-type="float">
            <text:p>24517103.0000</text:p>
          </table:table-cell>
          <table:table-cell table:style-name="ce33" table:formula="of:=100*([.D24]-[.G24])/[.D24]" office:value-type="float" office:value="1.47486488365467" calcext:value-type="float">
            <text:p>1.47</text:p>
          </table:table-cell>
          <table:table-cell table:style-name="ce77" office:value-type="float" office:value="98.639649" calcext:value-type="float">
            <text:p>98.6396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table:style-name="ce28" office:value-type="string" calcext:value-type="string">
            <text:p>MDG-c_2_n3000_m300</text:p>
          </table:table-cell>
          <table:table-cell table:style-name="ce77" office:value-type="float" office:value="24462365" calcext:value-type="float">
            <text:p>24462365.0000</text:p>
          </table:table-cell>
          <table:table-cell table:style-name="ce33" table:formula="of:=100*([.D25]-[.G25])/[.D25]" office:value-type="float" office:value="1.77859518424369" calcext:value-type="float">
            <text:p>1.78</text:p>
          </table:table-cell>
          <table:table-cell table:style-name="ce77" office:value-type="float" office:value="90.556585" calcext:value-type="float">
            <text:p>90.5566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table:style-name="ce28" office:value-type="string" calcext:value-type="string">
            <text:p>MDG-c_8_n3000_m400</text:p>
          </table:table-cell>
          <table:table-cell table:style-name="ce77" office:value-type="float" office:value="42858685" calcext:value-type="float">
            <text:p>42858685.0000</text:p>
          </table:table-cell>
          <table:table-cell table:style-name="ce33" table:formula="of:=100*([.D26]-[.G26])/[.D26]" office:value-type="float" office:value="1.33198085394933" calcext:value-type="float">
            <text:p>1.33</text:p>
          </table:table-cell>
          <table:table-cell table:style-name="ce77" office:value-type="float" office:value="112.529608" calcext:value-type="float">
            <text:p>112.5296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table:style-name="ce28" office:value-type="string" calcext:value-type="string">
            <text:p>MDG-c_9_n3000_m400</text:p>
          </table:table-cell>
          <table:table-cell table:style-name="ce77" office:value-type="float" office:value="42846734" calcext:value-type="float">
            <text:p>42846734.0000</text:p>
          </table:table-cell>
          <table:table-cell table:style-name="ce33" table:formula="of:=100*([.D27]-[.G27])/[.D27]" office:value-type="float" office:value="1.36085660387375" calcext:value-type="float">
            <text:p>1.36</text:p>
          </table:table-cell>
          <table:table-cell table:style-name="ce77" office:value-type="float" office:value="122.682025" calcext:value-type="float">
            <text:p>122.6820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table:style-name="ce28" office:value-type="string" calcext:value-type="string">
            <text:p>MDG-c_10_n3000_m400</text:p>
          </table:table-cell>
          <table:table-cell table:style-name="ce77" office:value-type="float" office:value="42768325" calcext:value-type="float">
            <text:p>42768325.0000</text:p>
          </table:table-cell>
          <table:table-cell table:style-name="ce33" table:formula="of:=100*([.D28]-[.G28])/[.D28]" office:value-type="float" office:value="1.62830507165855" calcext:value-type="float">
            <text:p>1.63</text:p>
          </table:table-cell>
          <table:table-cell table:style-name="ce77" office:value-type="float" office:value="120.077531" calcext:value-type="float">
            <text:p>120.0775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table:style-name="ce28" office:value-type="string" calcext:value-type="string">
            <text:p>MDG-c_13_n3000_m500</text:p>
          </table:table-cell>
          <table:table-cell table:style-name="ce77" office:value-type="float" office:value="66227422" calcext:value-type="float">
            <text:p>66227422.0000</text:p>
          </table:table-cell>
          <table:table-cell table:style-name="ce33" table:formula="of:=100*([.D29]-[.G29])/[.D29]" office:value-type="float" office:value="1.17382696354232" calcext:value-type="float">
            <text:p>1.17</text:p>
          </table:table-cell>
          <table:table-cell table:style-name="ce77" office:value-type="float" office:value="155.445464" calcext:value-type="float">
            <text:p>155.4455</text:p>
          </table:table-cell>
          <table:table-cell/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 table:style-name="ce2"/>
          <table:table-cell table:style-name="ce28" office:value-type="string" calcext:value-type="string">
            <text:p>MDG-c_14_n3000_m500</text:p>
          </table:table-cell>
          <table:table-cell table:style-name="ce77" office:value-type="float" office:value="66212307" calcext:value-type="float">
            <text:p>66212307.0000</text:p>
          </table:table-cell>
          <table:table-cell table:style-name="ce33" table:formula="of:=100*([.D30]-[.G30])/[.D30]" office:value-type="float" office:value="1.14557108621989" calcext:value-type="float">
            <text:p>1.15</text:p>
          </table:table-cell>
          <table:table-cell table:style-name="ce77" office:value-type="float" office:value="141.375128" calcext:value-type="float">
            <text:p>141.3751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table:style-name="ce28" office:value-type="string" calcext:value-type="string">
            <text:p>MDG-c_15_n3000_m500</text:p>
          </table:table-cell>
          <table:table-cell table:style-name="ce77" office:value-type="float" office:value="66233469" calcext:value-type="float">
            <text:p>66233469.0000</text:p>
          </table:table-cell>
          <table:table-cell table:style-name="ce33" table:formula="of:=100*([.D31]-[.G31])/[.D31]" office:value-type="float" office:value="1.13356528933666" calcext:value-type="float">
            <text:p>1.13</text:p>
          </table:table-cell>
          <table:table-cell table:style-name="ce77" office:value-type="float" office:value="144.237202" calcext:value-type="float">
            <text:p>144.2372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table:style-name="ce28" office:value-type="string" calcext:value-type="string">
            <text:p>MDG-c_19_n3000_m600</text:p>
          </table:table-cell>
          <table:table-cell table:style-name="ce77" office:value-type="float" office:value="94539077" calcext:value-type="float">
            <text:p>94539077.0000</text:p>
          </table:table-cell>
          <table:table-cell table:style-name="ce33" table:formula="of:=100*([.D32]-[.G32])/[.D32]" office:value-type="float" office:value="1.14444356760199" calcext:value-type="float">
            <text:p>1.14</text:p>
          </table:table-cell>
          <table:table-cell table:style-name="ce77" office:value-type="float" office:value="154.656822" calcext:value-type="float">
            <text:p>154.6568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table:style-name="ce28" office:value-type="string" calcext:value-type="string">
            <text:p>MDG-c_20_n3000_m600</text:p>
          </table:table-cell>
          <table:table-cell table:style-name="ce77" office:value-type="float" office:value="94671428" calcext:value-type="float">
            <text:p>94671428.0000</text:p>
          </table:table-cell>
          <table:table-cell table:style-name="ce33" table:formula="of:=100*([.D33]-[.G33])/[.D33]" office:value-type="float" office:value="1.01643825859896" calcext:value-type="float">
            <text:p>1.02</text:p>
          </table:table-cell>
          <table:table-cell table:style-name="ce77" office:value-type="float" office:value="153.472354" calcext:value-type="float">
            <text:p>153.4724</text:p>
          </table:table-cell>
          <table:table-cell/>
          <table:table-cell table:style-name="ce12"/>
          <table:table-cell/>
        </table:table-row>
        <table:table-row table:style-name="ro4" table:number-rows-repeated="35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AM2" table:style-name="ta2">
        <office:forms form:automatic-focus="false" form:apply-design-mode="false"/>
        <table:table-column table:style-name="co11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 table:style-name="ce2" table:number-columns-repeated="5"/>
          <table:table-cell table:style-name="ce37" table:number-columns-repeated="3"/>
        </table:table-row>
        <table:table-row table:style-name="ro1">
          <table:table-cell table:style-name="ce2"/>
          <table:table-cell table:style-name="ce14" table:number-columns-repeated="3"/>
          <table:table-cell table:style-name="ce2"/>
          <table:table-cell table:style-name="ce72" office:value-type="string" calcext:value-type="string" table:number-columns-spanned="4" table:number-rows-spanned="1">
            <text:p>Algoritmo AM-(10,0.1)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 table:style-name="ce2"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1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833.83252" calcext:value-type="float">
            <text:p>7833.83252</text:p>
          </table:table-cell>
          <table:table-cell table:style-name="ce2"/>
          <table:table-cell table:style-name="ce28" office:value-type="string" calcext:value-type="string">
            <text:p>MDG-a_1_n500_m50</text:p>
          </table:table-cell>
          <table:table-cell table:style-name="ce77" office:value-type="float" office:value="7674.16" calcext:value-type="float">
            <text:p>7674.1600</text:p>
          </table:table-cell>
          <table:table-cell table:style-name="ce33" table:formula="of:=100*([.D4]-[.G4])/[.D4]" office:value-type="float" office:value="2.03824270677668" calcext:value-type="float">
            <text:p>2.04</text:p>
          </table:table-cell>
          <table:table-cell table:style-name="ce77" office:value-type="float" office:value="1.627198" calcext:value-type="float">
            <text:p>1.6272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2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66162" calcext:value-type="float">
            <text:p>7771.66162</text:p>
          </table:table-cell>
          <table:table-cell table:style-name="ce2"/>
          <table:table-cell table:style-name="ce28" office:value-type="string" calcext:value-type="string">
            <text:p>MDG-a_2_n500_m50</text:p>
          </table:table-cell>
          <table:table-cell table:style-name="ce77" office:value-type="float" office:value="7642.09" calcext:value-type="float">
            <text:p>7642.0900</text:p>
          </table:table-cell>
          <table:table-cell table:style-name="ce33" table:formula="of:=100*([.D5]-[.G5])/[.D5]" office:value-type="float" office:value="1.66723187827109" calcext:value-type="float">
            <text:p>1.67</text:p>
          </table:table-cell>
          <table:table-cell table:style-name="ce77" office:value-type="float" office:value="1.455087" calcext:value-type="float">
            <text:p>1.4551</text:p>
          </table:table-cell>
          <table:table-cell table:style-name="ce39"/>
          <table:table-cell table:style-name="ce43"/>
          <table:table-cell table:style-name="ce44"/>
        </table:table-row>
        <table:table-row table:style-name="ro5">
          <table:table-cell table:style-name="ce4" office:value-type="string" calcext:value-type="string">
            <text:p>MDG-a_3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9.35986" calcext:value-type="float">
            <text:p>7759.35986</text:p>
          </table:table-cell>
          <table:table-cell table:style-name="ce2"/>
          <table:table-cell table:style-name="ce28" office:value-type="string" calcext:value-type="string">
            <text:p>MDG-a_3_n500_m50</text:p>
          </table:table-cell>
          <table:table-cell table:style-name="ce77" office:value-type="float" office:value="7577.39" calcext:value-type="float">
            <text:p>7577.3900</text:p>
          </table:table-cell>
          <table:table-cell table:style-name="ce33" table:formula="of:=100*([.D6]-[.G6])/[.D6]" office:value-type="float" office:value="2.34516588073284" calcext:value-type="float">
            <text:p>2.35</text:p>
          </table:table-cell>
          <table:table-cell table:style-name="ce77" office:value-type="float" office:value="1.610972" calcext:value-type="float">
            <text:p>1.6110</text:p>
          </table:table-cell>
          <table:table-cell table:style-name="ce39"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1.10235171609776" calcext:value-type="float">
            <text:p>1.10</text:p>
          </table:table-cell>
        </table:table-row>
        <table:table-row table:style-name="ro5">
          <table:table-cell table:style-name="ce4" office:value-type="string" calcext:value-type="string">
            <text:p>MDG-a_4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2417" calcext:value-type="float">
            <text:p>7770.2417</text:p>
          </table:table-cell>
          <table:table-cell table:style-name="ce2"/>
          <table:table-cell table:style-name="ce28" office:value-type="string" calcext:value-type="string">
            <text:p>MDG-a_4_n500_m50</text:p>
          </table:table-cell>
          <table:table-cell table:style-name="ce77" office:value-type="float" office:value="7604.39" calcext:value-type="float">
            <text:p>7604.3900</text:p>
          </table:table-cell>
          <table:table-cell table:style-name="ce33" table:formula="of:=100*([.D7]-[.G7])/[.D7]" office:value-type="float" office:value="2.13444711764885" calcext:value-type="float">
            <text:p>2.13</text:p>
          </table:table-cell>
          <table:table-cell table:style-name="ce77" office:value-type="float" office:value="1.509712" calcext:value-type="float">
            <text:p>1.5097</text:p>
          </table:table-cell>
          <table:table-cell table:style-name="ce39"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94.5302972333333" calcext:value-type="float">
            <text:p>94.53</text:p>
          </table:table-cell>
        </table:table-row>
        <table:table-row table:style-name="ro3">
          <table:table-cell table:style-name="ce4" office:value-type="string" calcext:value-type="string">
            <text:p>MDG-a_5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5.23096" calcext:value-type="float">
            <text:p>7755.23096</text:p>
          </table:table-cell>
          <table:table-cell table:style-name="ce2"/>
          <table:table-cell table:style-name="ce28" office:value-type="string" calcext:value-type="string">
            <text:p>MDG-a_5_n500_m50</text:p>
          </table:table-cell>
          <table:table-cell table:style-name="ce77" office:value-type="float" office:value="7612.36" calcext:value-type="float">
            <text:p>7612.3600</text:p>
          </table:table-cell>
          <table:table-cell table:style-name="ce33" table:formula="of:=100*([.D8]-[.G8])/[.D8]" office:value-type="float" office:value="1.84225280635614" calcext:value-type="float">
            <text:p>1.84</text:p>
          </table:table-cell>
          <table:table-cell table:style-name="ce77" office:value-type="float" office:value="1.564187" calcext:value-type="float">
            <text:p>1.5642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6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3.70996" calcext:value-type="float">
            <text:p>7773.70996</text:p>
          </table:table-cell>
          <table:table-cell table:style-name="ce2"/>
          <table:table-cell table:style-name="ce28" office:value-type="string" calcext:value-type="string">
            <text:p>MDG-a_6_n500_m50</text:p>
          </table:table-cell>
          <table:table-cell table:style-name="ce77" office:value-type="float" office:value="7649.38" calcext:value-type="float">
            <text:p>7649.3800</text:p>
          </table:table-cell>
          <table:table-cell table:style-name="ce33" table:formula="of:=100*([.D9]-[.G9])/[.D9]" office:value-type="float" office:value="1.59936453301893" calcext:value-type="float">
            <text:p>1.60</text:p>
          </table:table-cell>
          <table:table-cell table:style-name="ce77" office:value-type="float" office:value="1.556347" calcext:value-type="float">
            <text:p>1.5563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7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73096" calcext:value-type="float">
            <text:p>7771.73096</text:p>
          </table:table-cell>
          <table:table-cell table:style-name="ce2"/>
          <table:table-cell table:style-name="ce28" office:value-type="string" calcext:value-type="string">
            <text:p>MDG-a_7_n500_m50</text:p>
          </table:table-cell>
          <table:table-cell table:style-name="ce77" office:value-type="float" office:value="7628.81" calcext:value-type="float">
            <text:p>7628.8100</text:p>
          </table:table-cell>
          <table:table-cell table:style-name="ce33" table:formula="of:=100*([.D10]-[.G10])/[.D10]" office:value-type="float" office:value="1.8389849151443" calcext:value-type="float">
            <text:p>1.84</text:p>
          </table:table-cell>
          <table:table-cell table:style-name="ce77" office:value-type="float" office:value="1.620507" calcext:value-type="float">
            <text:p>1.6205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8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0.88135" calcext:value-type="float">
            <text:p>7750.88135</text:p>
          </table:table-cell>
          <table:table-cell table:style-name="ce2"/>
          <table:table-cell table:style-name="ce28" office:value-type="string" calcext:value-type="string">
            <text:p>MDG-a_8_n500_m50</text:p>
          </table:table-cell>
          <table:table-cell table:style-name="ce77" office:value-type="float" office:value="7654.56" calcext:value-type="float">
            <text:p>7654.5600</text:p>
          </table:table-cell>
          <table:table-cell table:style-name="ce33" table:formula="of:=100*([.D11]-[.G11])/[.D11]" office:value-type="float" office:value="1.2427148042977" calcext:value-type="float">
            <text:p>1.24</text:p>
          </table:table-cell>
          <table:table-cell table:style-name="ce77" office:value-type="float" office:value="1.846751" calcext:value-type="float">
            <text:p>1.8468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9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0708" calcext:value-type="float">
            <text:p>7770.0708</text:p>
          </table:table-cell>
          <table:table-cell table:style-name="ce2"/>
          <table:table-cell table:style-name="ce28" office:value-type="string" calcext:value-type="string">
            <text:p>MDG-a_9_n500_m50</text:p>
          </table:table-cell>
          <table:table-cell table:style-name="ce77" office:value-type="float" office:value="7718.54" calcext:value-type="float">
            <text:p>7718.5400</text:p>
          </table:table-cell>
          <table:table-cell table:style-name="ce33" table:formula="of:=100*([.D12]-[.G12])/[.D12]" office:value-type="float" office:value="0.66319601618045" calcext:value-type="float">
            <text:p>0.66</text:p>
          </table:table-cell>
          <table:table-cell table:style-name="ce77" office:value-type="float" office:value="1.699209" calcext:value-type="float">
            <text:p>1.6992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4" office:value-type="string" calcext:value-type="string">
            <text:p>MDG-a_10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80.35059" calcext:value-type="float">
            <text:p>7780.35059</text:p>
          </table:table-cell>
          <table:table-cell table:style-name="ce2"/>
          <table:table-cell table:style-name="ce28" office:value-type="string" calcext:value-type="string">
            <text:p>MDG-a_10_n500_m50</text:p>
          </table:table-cell>
          <table:table-cell table:style-name="ce77" office:value-type="float" office:value="7676.04" calcext:value-type="float">
            <text:p>7676.0400</text:p>
          </table:table-cell>
          <table:table-cell table:style-name="ce33" table:formula="of:=100*([.D13]-[.G13])/[.D13]" office:value-type="float" office:value="1.34069266922328" calcext:value-type="float">
            <text:p>1.34</text:p>
          </table:table-cell>
          <table:table-cell table:style-name="ce77" office:value-type="float" office:value="1.733911" calcext:value-type="float">
            <text:p>1.7339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 table:style-name="ce2"/>
          <table:table-cell table:style-name="ce28" office:value-type="string" calcext:value-type="string">
            <text:p>MDG-b_21_n2000_m200</text:p>
          </table:table-cell>
          <table:table-cell table:style-name="ce77" office:value-type="float" office:value="11148288.06" calcext:value-type="float">
            <text:p>11148288.0600</text:p>
          </table:table-cell>
          <table:table-cell table:style-name="ce33" table:formula="of:=100*([.D14]-[.G14])/[.D14]" office:value-type="float" office:value="1.34166556103975" calcext:value-type="float">
            <text:p>1.34</text:p>
          </table:table-cell>
          <table:table-cell table:style-name="ce77" office:value-type="float" office:value="54.275575" calcext:value-type="float">
            <text:p>54.2756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 table:style-name="ce2"/>
          <table:table-cell table:style-name="ce28" office:value-type="string" calcext:value-type="string">
            <text:p>MDG-b_22_n2000_m200</text:p>
          </table:table-cell>
          <table:table-cell table:style-name="ce77" office:value-type="float" office:value="11196231.62" calcext:value-type="float">
            <text:p>11196231.6200</text:p>
          </table:table-cell>
          <table:table-cell table:style-name="ce33" table:formula="of:=100*([.D15]-[.G15])/[.D15]" office:value-type="float" office:value="0.802212892659315" calcext:value-type="float">
            <text:p>0.80</text:p>
          </table:table-cell>
          <table:table-cell table:style-name="ce77" office:value-type="float" office:value="58.46705" calcext:value-type="float">
            <text:p>58.4671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 table:style-name="ce2"/>
          <table:table-cell table:style-name="ce28" office:value-type="string" calcext:value-type="string">
            <text:p>MDG-b_23_n2000_m200</text:p>
          </table:table-cell>
          <table:table-cell table:style-name="ce77" office:value-type="float" office:value="11190341.26" calcext:value-type="float">
            <text:p>11190341.2600</text:p>
          </table:table-cell>
          <table:table-cell table:style-name="ce33" table:formula="of:=100*([.D16]-[.G16])/[.D16]" office:value-type="float" office:value="0.969913114995265" calcext:value-type="float">
            <text:p>0.97</text:p>
          </table:table-cell>
          <table:table-cell table:style-name="ce77" office:value-type="float" office:value="49.933949" calcext:value-type="float">
            <text:p>49.9339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 table:style-name="ce2"/>
          <table:table-cell table:style-name="ce28" office:value-type="string" calcext:value-type="string">
            <text:p>MDG-b_24_n2000_m200</text:p>
          </table:table-cell>
          <table:table-cell table:style-name="ce77" office:value-type="float" office:value="11189314.01" calcext:value-type="float">
            <text:p>11189314.0100</text:p>
          </table:table-cell>
          <table:table-cell table:style-name="ce33" table:formula="of:=100*([.D17]-[.G17])/[.D17]" office:value-type="float" office:value="0.899488810114672" calcext:value-type="float">
            <text:p>0.90</text:p>
          </table:table-cell>
          <table:table-cell table:style-name="ce77" office:value-type="float" office:value="67.423024" calcext:value-type="float">
            <text:p>67.4230</text:p>
          </table:table-cell>
          <table:table-cell table:style-name="ce39"/>
          <table:table-cell table:style-name="ce43"/>
          <table:table-cell table:style-name="ce44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 table:style-name="ce2"/>
          <table:table-cell table:style-name="ce28" office:value-type="string" calcext:value-type="string">
            <text:p>MDG-b_25_n2000_m200</text:p>
          </table:table-cell>
          <table:table-cell table:style-name="ce77" office:value-type="float" office:value="11175032.06" calcext:value-type="float">
            <text:p>11175032.0600</text:p>
          </table:table-cell>
          <table:table-cell table:style-name="ce33" table:formula="of:=100*([.D18]-[.G18])/[.D18]" office:value-type="float" office:value="1.0714756236442" calcext:value-type="float">
            <text:p>1.07</text:p>
          </table:table-cell>
          <table:table-cell table:style-name="ce77" office:value-type="float" office:value="55.009622" calcext:value-type="float">
            <text:p>55.0096</text:p>
          </table:table-cell>
          <table:table-cell table:style-name="ce2" table:number-columns-repeated="3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 table:style-name="ce2"/>
          <table:table-cell table:style-name="ce28" office:value-type="string" calcext:value-type="string">
            <text:p>MDG-b_26_n2000_m200</text:p>
          </table:table-cell>
          <table:table-cell table:style-name="ce77" office:value-type="float" office:value="11211456.69" calcext:value-type="float">
            <text:p>11211456.6900</text:p>
          </table:table-cell>
          <table:table-cell table:style-name="ce33" table:formula="of:=100*([.D19]-[.G19])/[.D19]" office:value-type="float" office:value="0.715879189706216" calcext:value-type="float">
            <text:p>0.72</text:p>
          </table:table-cell>
          <table:table-cell table:style-name="ce77" office:value-type="float" office:value="52.892449" calcext:value-type="float">
            <text:p>52.8924</text:p>
          </table:table-cell>
          <table:table-cell table:style-name="ce11" table:number-columns-repeated="3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 table:style-name="ce2"/>
          <table:table-cell table:style-name="ce28" office:value-type="string" calcext:value-type="string">
            <text:p>MDG-b_27_n2000_m200</text:p>
          </table:table-cell>
          <table:table-cell table:style-name="ce77" office:value-type="float" office:value="11141507.07" calcext:value-type="float">
            <text:p>11141507.0700</text:p>
          </table:table-cell>
          <table:table-cell table:style-name="ce33" table:formula="of:=100*([.D20]-[.G20])/[.D20]" office:value-type="float" office:value="1.45210038977265" calcext:value-type="float">
            <text:p>1.45</text:p>
          </table:table-cell>
          <table:table-cell table:style-name="ce77" office:value-type="float" office:value="49.590528" calcext:value-type="float">
            <text:p>49.5905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 table:style-name="ce2"/>
          <table:table-cell table:style-name="ce28" office:value-type="string" calcext:value-type="string">
            <text:p>MDG-b_28_n2000_m200</text:p>
          </table:table-cell>
          <table:table-cell table:style-name="ce77" office:value-type="float" office:value="11179794.75" calcext:value-type="float">
            <text:p>11179794.7500</text:p>
          </table:table-cell>
          <table:table-cell table:style-name="ce33" table:formula="of:=100*([.D21]-[.G21])/[.D21]" office:value-type="float" office:value="0.887606835488712" calcext:value-type="float">
            <text:p>0.89</text:p>
          </table:table-cell>
          <table:table-cell table:style-name="ce77" office:value-type="float" office:value="60.457909" calcext:value-type="float">
            <text:p>60.4579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 table:style-name="ce2"/>
          <table:table-cell table:style-name="ce28" office:value-type="string" calcext:value-type="string">
            <text:p>MDG-b_29_n2000_m200</text:p>
          </table:table-cell>
          <table:table-cell table:style-name="ce77" office:value-type="float" office:value="11187212.93" calcext:value-type="float">
            <text:p>11187212.9300</text:p>
          </table:table-cell>
          <table:table-cell table:style-name="ce33" table:formula="of:=100*([.D22]-[.G22])/[.D22]" office:value-type="float" office:value="0.973475888894996" calcext:value-type="float">
            <text:p>0.97</text:p>
          </table:table-cell>
          <table:table-cell table:style-name="ce77" office:value-type="float" office:value="56.872414" calcext:value-type="float">
            <text:p>56.8724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 table:style-name="ce2"/>
          <table:table-cell table:style-name="ce28" office:value-type="string" calcext:value-type="string">
            <text:p>MDG-b_30_n2000_m200</text:p>
          </table:table-cell>
          <table:table-cell table:style-name="ce77" office:value-type="float" office:value="11167649.18" calcext:value-type="float">
            <text:p>11167649.1800</text:p>
          </table:table-cell>
          <table:table-cell table:style-name="ce33" table:formula="of:=100*([.D23]-[.G23])/[.D23]" office:value-type="float" office:value="1.13988155197882" calcext:value-type="float">
            <text:p>1.14</text:p>
          </table:table-cell>
          <table:table-cell table:style-name="ce77" office:value-type="float" office:value="46.478629" calcext:value-type="float">
            <text:p>46.4786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 table:style-name="ce2"/>
          <table:table-cell table:style-name="ce28" office:value-type="string" calcext:value-type="string">
            <text:p>MDG-c_1_n3000_m300</text:p>
          </table:table-cell>
          <table:table-cell table:style-name="ce77" office:value-type="float" office:value="24664724" calcext:value-type="float">
            <text:p>24664724.0000</text:p>
          </table:table-cell>
          <table:table-cell table:style-name="ce33" table:formula="of:=100*([.D24]-[.G24])/[.D24]" office:value-type="float" office:value="0.881630888145085" calcext:value-type="float">
            <text:p>0.88</text:p>
          </table:table-cell>
          <table:table-cell table:style-name="ce77" office:value-type="float" office:value="175.436276" calcext:value-type="float">
            <text:p>175.4363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table:style-name="ce28" office:value-type="string" calcext:value-type="string">
            <text:p>MDG-c_2_n3000_m300</text:p>
          </table:table-cell>
          <table:table-cell table:style-name="ce77" office:value-type="float" office:value="24657475" calcext:value-type="float">
            <text:p>24657475.0000</text:p>
          </table:table-cell>
          <table:table-cell table:style-name="ce33" table:formula="of:=100*([.D25]-[.G25])/[.D25]" office:value-type="float" office:value="0.99518858011518" calcext:value-type="float">
            <text:p>1.00</text:p>
          </table:table-cell>
          <table:table-cell table:style-name="ce77" office:value-type="float" office:value="173.281817" calcext:value-type="float">
            <text:p>173.2818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table:style-name="ce28" office:value-type="string" calcext:value-type="string">
            <text:p>MDG-c_8_n3000_m400</text:p>
          </table:table-cell>
          <table:table-cell table:style-name="ce77" office:value-type="float" office:value="43186536" calcext:value-type="float">
            <text:p>43186536.0000</text:p>
          </table:table-cell>
          <table:table-cell table:style-name="ce33" table:formula="of:=100*([.D26]-[.G26])/[.D26]" office:value-type="float" office:value="0.577211809004256" calcext:value-type="float">
            <text:p>0.58</text:p>
          </table:table-cell>
          <table:table-cell table:style-name="ce77" office:value-type="float" office:value="218.657755" calcext:value-type="float">
            <text:p>218.6578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table:style-name="ce28" office:value-type="string" calcext:value-type="string">
            <text:p>MDG-c_9_n3000_m400</text:p>
          </table:table-cell>
          <table:table-cell table:style-name="ce77" office:value-type="float" office:value="43103854" calcext:value-type="float">
            <text:p>43103854.0000</text:p>
          </table:table-cell>
          <table:table-cell table:style-name="ce33" table:formula="of:=100*([.D27]-[.G27])/[.D27]" office:value-type="float" office:value="0.768930587995574" calcext:value-type="float">
            <text:p>0.77</text:p>
          </table:table-cell>
          <table:table-cell table:style-name="ce77" office:value-type="float" office:value="200.852772" calcext:value-type="float">
            <text:p>200.8528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table:style-name="ce28" office:value-type="string" calcext:value-type="string">
            <text:p>MDG-c_10_n3000_m400</text:p>
          </table:table-cell>
          <table:table-cell table:style-name="ce77" office:value-type="float" office:value="43108976" calcext:value-type="float">
            <text:p>43108976.0000</text:p>
          </table:table-cell>
          <table:table-cell table:style-name="ce33" table:formula="of:=100*([.D28]-[.G28])/[.D28]" office:value-type="float" office:value="0.8447715512545" calcext:value-type="float">
            <text:p>0.84</text:p>
          </table:table-cell>
          <table:table-cell table:style-name="ce77" office:value-type="float" office:value="194.199153" calcext:value-type="float">
            <text:p>194.1992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table:style-name="ce28" office:value-type="string" calcext:value-type="string">
            <text:p>MDG-c_13_n3000_m500</text:p>
          </table:table-cell>
          <table:table-cell table:style-name="ce77" office:value-type="float" office:value="66673897" calcext:value-type="float">
            <text:p>66673897.0000</text:p>
          </table:table-cell>
          <table:table-cell table:style-name="ce33" table:formula="of:=100*([.D29]-[.G29])/[.D29]" office:value-type="float" office:value="0.507586088177239" calcext:value-type="float">
            <text:p>0.51</text:p>
          </table:table-cell>
          <table:table-cell table:style-name="ce77" office:value-type="float" office:value="265.680668" calcext:value-type="float">
            <text:p>265.6807</text:p>
          </table:table-cell>
          <table:table-cell/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 table:style-name="ce2"/>
          <table:table-cell table:style-name="ce28" office:value-type="string" calcext:value-type="string">
            <text:p>MDG-c_14_n3000_m500</text:p>
          </table:table-cell>
          <table:table-cell table:style-name="ce77" office:value-type="float" office:value="66729937" calcext:value-type="float">
            <text:p>66729937.0000</text:p>
          </table:table-cell>
          <table:table-cell table:style-name="ce33" table:formula="of:=100*([.D30]-[.G30])/[.D30]" office:value-type="float" office:value="0.372753760301307" calcext:value-type="float">
            <text:p>0.37</text:p>
          </table:table-cell>
          <table:table-cell table:style-name="ce77" office:value-type="float" office:value="221.281049" calcext:value-type="float">
            <text:p>221.2810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table:style-name="ce28" office:value-type="string" calcext:value-type="string">
            <text:p>MDG-c_15_n3000_m500</text:p>
          </table:table-cell>
          <table:table-cell table:style-name="ce77" office:value-type="float" office:value="66768750" calcext:value-type="float">
            <text:p>66768750.0000</text:p>
          </table:table-cell>
          <table:table-cell table:style-name="ce33" table:formula="of:=100*([.D31]-[.G31])/[.D31]" office:value-type="float" office:value="0.334553477976472" calcext:value-type="float">
            <text:p>0.33</text:p>
          </table:table-cell>
          <table:table-cell table:style-name="ce77" office:value-type="float" office:value="271.569688" calcext:value-type="float">
            <text:p>271.5697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table:style-name="ce28" office:value-type="string" calcext:value-type="string">
            <text:p>MDG-c_19_n3000_m600</text:p>
          </table:table-cell>
          <table:table-cell table:style-name="ce77" office:value-type="float" office:value="95225625" calcext:value-type="float">
            <text:p>95225625.0000</text:p>
          </table:table-cell>
          <table:table-cell table:style-name="ce33" table:formula="of:=100*([.D32]-[.G32])/[.D32]" office:value-type="float" office:value="0.426549055499342" calcext:value-type="float">
            <text:p>0.43</text:p>
          </table:table-cell>
          <table:table-cell table:style-name="ce77" office:value-type="float" office:value="264.069721" calcext:value-type="float">
            <text:p>264.0697</text:p>
          </table:table-cell>
          <table:table-cell/>
          <table:table-cell table:style-name="ce12"/>
          <table:table-cell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table:style-name="ce28" office:value-type="string" calcext:value-type="string">
            <text:p>MDG-c_20_n3000_m600</text:p>
          </table:table-cell>
          <table:table-cell table:style-name="ce77" office:value-type="float" office:value="95265428" calcext:value-type="float">
            <text:p>95265428.0000</text:p>
          </table:table-cell>
          <table:table-cell table:style-name="ce33" table:formula="of:=100*([.D33]-[.G33])/[.D33]" office:value-type="float" office:value="0.395382498519033" calcext:value-type="float">
            <text:p>0.40</text:p>
          </table:table-cell>
          <table:table-cell table:style-name="ce77" office:value-type="float" office:value="283.254988" calcext:value-type="float">
            <text:p>283.2550</text:p>
          </table:table-cell>
          <table:table-cell/>
          <table:table-cell table:style-name="ce12"/>
          <table:table-cell/>
        </table:table-row>
        <table:table-row table:style-name="ro4" table:number-rows-repeated="3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AM3" table:style-name="ta2">
        <office:forms form:automatic-focus="false" form:apply-design-mode="false"/>
        <table:table-column table:style-name="co23" table:default-cell-style-name="ce4"/>
        <table:table-column table:style-name="co11" table:number-columns-repeated="2" table:default-cell-style-name="ce16"/>
        <table:table-column table:style-name="co11" table:default-cell-style-name="ce23"/>
        <table:table-column table:style-name="co11" table:default-cell-style-name="ce2"/>
        <table:table-column table:style-name="co24" table:default-cell-style-name="ce28"/>
        <table:table-column table:style-name="co25" table:default-cell-style-name="ce77"/>
        <table:table-column table:style-name="co26" table:default-cell-style-name="ce33"/>
        <table:table-column table:style-name="co27" table:default-cell-style-name="ce77"/>
        <table:table-column table:style-name="co11" table:default-cell-style-name="ce39"/>
        <table:table-column table:style-name="co11" table:default-cell-style-name="ce43"/>
        <table:table-column table:style-name="co11" table:default-cell-style-name="ce44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4"/>
          <table:table-cell table:style-name="ce37" table:number-columns-repeated="3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72" office:value-type="string" calcext:value-type="string" table:number-columns-spanned="4" table:number-rows-spanned="1">
            <text:p>Algoritmo AM-(10,0.1mej)</text:p>
          </table:table-cell>
          <table:covered-table-cell table:number-columns-repeated="2" table:style-name="ce29"/>
          <table:covered-table-cell table:style-name="ce80"/>
          <table:table-cell table:style-name="ce38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2" office:value-type="string" calcext:value-type="string">
            <text:p>Desv</text:p>
          </table:table-cell>
          <table:table-cell table:style-name="ce80" office:value-type="string" calcext:value-type="string">
            <text:p>Tiempo (s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26.39" calcext:value-type="float">
            <text:p>7626.3900</text:p>
          </table:table-cell>
          <table:table-cell table:formula="of:=100*([.D4]-[.G4])/[.D4]" office:value-type="float" office:value="2.64803363450001" calcext:value-type="float">
            <text:p>2.65</text:p>
          </table:table-cell>
          <table:table-cell office:value-type="float" office:value="1.626689" calcext:value-type="float">
            <text:p>1.62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74.59" calcext:value-type="float">
            <text:p>7574.5900</text:p>
          </table:table-cell>
          <table:table-cell table:formula="of:=100*([.D5]-[.G5])/[.D5]" office:value-type="float" office:value="2.53577200907519" calcext:value-type="float">
            <text:p>2.54</text:p>
          </table:table-cell>
          <table:table-cell office:value-type="float" office:value="1.484246" calcext:value-type="float">
            <text:p>1.484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24.33" calcext:value-type="float">
            <text:p>7624.3300</text:p>
          </table:table-cell>
          <table:table-cell table:formula="of:=100*([.D6]-[.G6])/[.D6]" office:value-type="float" office:value="1.74021907008189" calcext:value-type="float">
            <text:p>1.74</text:p>
          </table:table-cell>
          <table:table-cell office:value-type="float" office:value="1.689799" calcext:value-type="float">
            <text:p>1.6898</text:p>
          </table:table-cell>
          <table:table-cell/>
          <table:table-cell table:style-name="ce40" office:value-type="string" calcext:value-type="string">
            <text:p>Media Desv:</text:p>
          </table:table-cell>
          <table:table-cell table:style-name="ce45" table:formula="of:=SUM([.H4:.H43])/[.B1]" office:value-type="float" office:value="1.25811351323201" calcext:value-type="float">
            <text:p>1.26</text:p>
          </table:table-cell>
        </table:table-row>
        <table:table-row table:style-name="ro5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587.08" calcext:value-type="float">
            <text:p>7587.0800</text:p>
          </table:table-cell>
          <table:table-cell table:formula="of:=100*([.D7]-[.G7])/[.D7]" office:value-type="float" office:value="2.35722011066914" calcext:value-type="float">
            <text:p>2.36</text:p>
          </table:table-cell>
          <table:table-cell office:value-type="float" office:value="1.467967" calcext:value-type="float">
            <text:p>1.4680</text:p>
          </table:table-cell>
          <table:table-cell/>
          <table:table-cell table:style-name="ce40" office:value-type="string" calcext:value-type="string">
            <text:p>Media Tiempo:</text:p>
          </table:table-cell>
          <table:table-cell table:style-name="ce45" table:formula="of:=SUM([.I4:.I43])/[.B1]" office:value-type="float" office:value="92.6620900666667" calcext:value-type="float">
            <text:p>92.66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85.14" calcext:value-type="float">
            <text:p>7585.1400</text:p>
          </table:table-cell>
          <table:table-cell table:formula="of:=100*([.D8]-[.G8])/[.D8]" office:value-type="float" office:value="2.19324170843262" calcext:value-type="float">
            <text:p>2.19</text:p>
          </table:table-cell>
          <table:table-cell office:value-type="float" office:value="1.660879" calcext:value-type="float">
            <text:p>1.66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67.97" calcext:value-type="float">
            <text:p>7667.9700</text:p>
          </table:table-cell>
          <table:table-cell table:formula="of:=100*([.D9]-[.G9])/[.D9]" office:value-type="float" office:value="1.36022517619116" calcext:value-type="float">
            <text:p>1.36</text:p>
          </table:table-cell>
          <table:table-cell office:value-type="float" office:value="1.568603" calcext:value-type="float">
            <text:p>1.56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590.9" calcext:value-type="float">
            <text:p>7590.9000</text:p>
          </table:table-cell>
          <table:table-cell table:formula="of:=100*([.D10]-[.G10])/[.D10]" office:value-type="float" office:value="2.32677843495499" calcext:value-type="float">
            <text:p>2.33</text:p>
          </table:table-cell>
          <table:table-cell office:value-type="float" office:value="1.581808" calcext:value-type="float">
            <text:p>1.58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33.15" calcext:value-type="float">
            <text:p>7633.1500</text:p>
          </table:table-cell>
          <table:table-cell table:formula="of:=100*([.D11]-[.G11])/[.D11]" office:value-type="float" office:value="1.51894145560621" calcext:value-type="float">
            <text:p>1.52</text:p>
          </table:table-cell>
          <table:table-cell office:value-type="float" office:value="1.591913" calcext:value-type="float">
            <text:p>1.59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73.65" calcext:value-type="float">
            <text:p>7673.6500</text:p>
          </table:table-cell>
          <table:table-cell table:formula="of:=100*([.D12]-[.G12])/[.D12]" office:value-type="float" office:value="1.24092562966094" calcext:value-type="float">
            <text:p>1.24</text:p>
          </table:table-cell>
          <table:table-cell office:value-type="float" office:value="1.533653" calcext:value-type="float">
            <text:p>1.53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54.04" calcext:value-type="float">
            <text:p>7654.0400</text:p>
          </table:table-cell>
          <table:table-cell table:formula="of:=100*([.D13]-[.G13])/[.D13]" office:value-type="float" office:value="1.62345627666632" calcext:value-type="float">
            <text:p>1.62</text:p>
          </table:table-cell>
          <table:table-cell office:value-type="float" office:value="1.592212" calcext:value-type="float">
            <text:p>1.5922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office:value-type="float" office:value="11143376.44" calcext:value-type="float">
            <text:p>11143376.4400</text:p>
          </table:table-cell>
          <table:table-cell table:formula="of:=100*([.D14]-[.G14])/[.D14]" office:value-type="float" office:value="1.38513162919203" calcext:value-type="float">
            <text:p>1.39</text:p>
          </table:table-cell>
          <table:table-cell office:value-type="float" office:value="50.201144" calcext:value-type="float">
            <text:p>50.201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office:value-type="float" office:value="11124002.93" calcext:value-type="float">
            <text:p>11124002.9300</text:p>
          </table:table-cell>
          <table:table-cell table:formula="of:=100*([.D15]-[.G15])/[.D15]" office:value-type="float" office:value="1.44215376355584" calcext:value-type="float">
            <text:p>1.44</text:p>
          </table:table-cell>
          <table:table-cell office:value-type="float" office:value="53.88303" calcext:value-type="float">
            <text:p>53.8830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office:value-type="float" office:value="11172449.36" calcext:value-type="float">
            <text:p>11172449.3600</text:p>
          </table:table-cell>
          <table:table-cell table:formula="of:=100*([.D16]-[.G16])/[.D16]" office:value-type="float" office:value="1.12824934177963" calcext:value-type="float">
            <text:p>1.13</text:p>
          </table:table-cell>
          <table:table-cell office:value-type="float" office:value="46.334699" calcext:value-type="float">
            <text:p>46.3347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office:value-type="float" office:value="11177988.24" calcext:value-type="float">
            <text:p>11177988.2400</text:p>
          </table:table-cell>
          <table:table-cell table:formula="of:=100*([.D17]-[.G17])/[.D17]" office:value-type="float" office:value="0.99979787245897" calcext:value-type="float">
            <text:p>1.00</text:p>
          </table:table-cell>
          <table:table-cell office:value-type="float" office:value="58.613096" calcext:value-type="float">
            <text:p>58.613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office:value-type="float" office:value="11147166.69" calcext:value-type="float">
            <text:p>11147166.6900</text:p>
          </table:table-cell>
          <table:table-cell table:formula="of:=100*([.D18]-[.G18])/[.D18]" office:value-type="float" office:value="1.31815768419672" calcext:value-type="float">
            <text:p>1.32</text:p>
          </table:table-cell>
          <table:table-cell office:value-type="float" office:value="45.833745" calcext:value-type="float">
            <text:p>45.8337</text:p>
          </table:table-cell>
          <table:table-cell table:style-name="ce2" table:number-columns-repeated="3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office:value-type="float" office:value="11173896.99" calcext:value-type="float">
            <text:p>11173896.9900</text:p>
          </table:table-cell>
          <table:table-cell table:formula="of:=100*([.D19]-[.G19])/[.D19]" office:value-type="float" office:value="1.04849268458993" calcext:value-type="float">
            <text:p>1.05</text:p>
          </table:table-cell>
          <table:table-cell office:value-type="float" office:value="51.362668" calcext:value-type="float">
            <text:p>51.3627</text:p>
          </table:table-cell>
          <table:table-cell table:style-name="ce11" table:number-columns-repeated="3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office:value-type="float" office:value="11142883.34" calcext:value-type="float">
            <text:p>11142883.3400</text:p>
          </table:table-cell>
          <table:table-cell table:formula="of:=100*([.D20]-[.G20])/[.D20]" office:value-type="float" office:value="1.43992712479652" calcext:value-type="float">
            <text:p>1.44</text:p>
          </table:table-cell>
          <table:table-cell office:value-type="float" office:value="50.560891" calcext:value-type="float">
            <text:p>50.5609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office:value-type="float" office:value="11139484.65" calcext:value-type="float">
            <text:p>11139484.6500</text:p>
          </table:table-cell>
          <table:table-cell table:formula="of:=100*([.D21]-[.G21])/[.D21]" office:value-type="float" office:value="1.24496853747351" calcext:value-type="float">
            <text:p>1.24</text:p>
          </table:table-cell>
          <table:table-cell office:value-type="float" office:value="45.043976" calcext:value-type="float">
            <text:p>45.0440</text:p>
          </table:table-cell>
          <table:table-cell table:style-name="ce40" table:number-columns-repeated="2"/>
          <table:table-cell table:style-name="ce46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office:value-type="float" office:value="11193433.82" calcext:value-type="float">
            <text:p>11193433.8200</text:p>
          </table:table-cell>
          <table:table-cell table:formula="of:=100*([.D22]-[.G22])/[.D22]" office:value-type="float" office:value="0.918410063525245" calcext:value-type="float">
            <text:p>0.92</text:p>
          </table:table-cell>
          <table:table-cell office:value-type="float" office:value="55.97172" calcext:value-type="float">
            <text:p>55.9717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office:value-type="float" office:value="11190439.51" calcext:value-type="float">
            <text:p>11190439.5100</text:p>
          </table:table-cell>
          <table:table-cell table:formula="of:=100*([.D23]-[.G23])/[.D23]" office:value-type="float" office:value="0.938133208441628" calcext:value-type="float">
            <text:p>0.94</text:p>
          </table:table-cell>
          <table:table-cell office:value-type="float" office:value="55.38949" calcext:value-type="float">
            <text:p>55.3895</text:p>
          </table:table-cell>
          <table:table-cell table:style-name="ce41" table:number-columns-repeated="2"/>
          <table:table-cell table:style-name="ce47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office:value-type="float" office:value="24715984" calcext:value-type="float">
            <text:p>24715984.0000</text:p>
          </table:table-cell>
          <table:table-cell table:formula="of:=100*([.D24]-[.G24])/[.D24]" office:value-type="float" office:value="0.675635978140267" calcext:value-type="float">
            <text:p>0.68</text:p>
          </table:table-cell>
          <table:table-cell office:value-type="float" office:value="193.020435" calcext:value-type="float">
            <text:p>193.0204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office:value-type="float" office:value="24658766" calcext:value-type="float">
            <text:p>24658766.0000</text:p>
          </table:table-cell>
          <table:table-cell table:formula="of:=100*([.D25]-[.G25])/[.D25]" office:value-type="float" office:value="0.990004950747491" calcext:value-type="float">
            <text:p>0.99</text:p>
          </table:table-cell>
          <table:table-cell office:value-type="float" office:value="173.050301" calcext:value-type="float">
            <text:p>173.0503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office:value-type="float" office:value="43097761" calcext:value-type="float">
            <text:p>43097761.0000</text:p>
          </table:table-cell>
          <table:table-cell table:formula="of:=100*([.D26]-[.G26])/[.D26]" office:value-type="float" office:value="0.781587034228516" calcext:value-type="float">
            <text:p>0.78</text:p>
          </table:table-cell>
          <table:table-cell office:value-type="float" office:value="207.377863" calcext:value-type="float">
            <text:p>207.3779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office:value-type="float" office:value="43107079" calcext:value-type="float">
            <text:p>43107079.0000</text:p>
          </table:table-cell>
          <table:table-cell table:formula="of:=100*([.D27]-[.G27])/[.D27]" office:value-type="float" office:value="0.761506189266548" calcext:value-type="float">
            <text:p>0.76</text:p>
          </table:table-cell>
          <table:table-cell office:value-type="float" office:value="212.578101" calcext:value-type="float">
            <text:p>212.5781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office:value-type="float" office:value="43135160" calcext:value-type="float">
            <text:p>43135160.0000</text:p>
          </table:table-cell>
          <table:table-cell table:formula="of:=100*([.D28]-[.G28])/[.D28]" office:value-type="float" office:value="0.784545567187934" calcext:value-type="float">
            <text:p>0.78</text:p>
          </table:table-cell>
          <table:table-cell office:value-type="float" office:value="203.978929" calcext:value-type="float">
            <text:p>203.9789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office:value-type="float" office:value="66627115" calcext:value-type="float">
            <text:p>66627115.0000</text:p>
          </table:table-cell>
          <table:table-cell table:formula="of:=100*([.D29]-[.G29])/[.D29]" office:value-type="float" office:value="0.577395328630409" calcext:value-type="float">
            <text:p>0.58</text:p>
          </table:table-cell>
          <table:table-cell office:value-type="float" office:value="239.613779" calcext:value-type="float">
            <text:p>239.6138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office:value-type="float" office:value="66705078" calcext:value-type="float">
            <text:p>66705078.0000</text:p>
          </table:table-cell>
          <table:table-cell table:formula="of:=100*([.D30]-[.G30])/[.D30]" office:value-type="float" office:value="0.409868042520286" calcext:value-type="float">
            <text:p>0.41</text:p>
          </table:table-cell>
          <table:table-cell office:value-type="float" office:value="267.573006" calcext:value-type="float">
            <text:p>267.5730</text:p>
          </table:table-cell>
          <table:table-cell table:style-name="ce41" table:number-columns-repeated="2"/>
          <table:table-cell table:style-name="ce47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office:value-type="float" office:value="66651289" calcext:value-type="float">
            <text:p>66651289.0000</text:p>
          </table:table-cell>
          <table:table-cell table:formula="of:=100*([.D31]-[.G31])/[.D31]" office:value-type="float" office:value="0.509887043662866" calcext:value-type="float">
            <text:p>0.51</text:p>
          </table:table-cell>
          <table:table-cell office:value-type="float" office:value="241.398778" calcext:value-type="float">
            <text:p>241.3988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office:value-type="float" office:value="95200194" calcext:value-type="float">
            <text:p>95200194.0000</text:p>
          </table:table-cell>
          <table:table-cell table:formula="of:=100*([.D32]-[.G32])/[.D32]" office:value-type="float" office:value="0.453141187931863" calcext:value-type="float">
            <text:p>0.45</text:p>
          </table:table-cell>
          <table:table-cell office:value-type="float" office:value="255.630023" calcext:value-type="float">
            <text:p>255.6300</text:p>
          </table:table-cell>
          <table:table-cell table:style-name="Default"/>
          <table:table-cell table:style-name="ce12"/>
          <table:table-cell table:style-name="Default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office:value-type="float" office:value="95269047" calcext:value-type="float">
            <text:p>95269047.0000</text:p>
          </table:table-cell>
          <table:table-cell table:formula="of:=100*([.D33]-[.G33])/[.D33]" office:value-type="float" office:value="0.391598658795583" calcext:value-type="float">
            <text:p>0.39</text:p>
          </table:table-cell>
          <table:table-cell office:value-type="float" office:value="256.649259" calcext:value-type="float">
            <text:p>256.6493</text:p>
          </table:table-cell>
          <table:table-cell table:style-name="Default"/>
          <table:table-cell table:style-name="ce1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Sí</number:text>
    </number:number-style>
    <number:number-style style:name="N148P1" style:volatile="true">
      <number:text>Sí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Verdadero</number:text>
    </number:number-style>
    <number:number-style style:name="N150P1" style:volatile="true">
      <number:text>Verdadero</number:text>
    </number:number-style>
    <number:number-style style:name="N150">
      <number:text>Fals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vado</number:text>
    </number:number-style>
    <number:number-style style:name="N152P1" style:volatile="true">
      <number:text>Activado</number:text>
    </number:number-style>
    <number:number-style style:name="N152">
      <number:text>Desactivado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" number:title="User-defined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4:19:45.512407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1-05-08T14:49:21.129969264</dc:date>
    <meta:editing-duration>PT39M55S</meta:editing-duration>
    <meta:editing-cycles>9</meta:editing-cycles>
    <meta:generator>LibreOffice/6.4.6.2$Linux_X86_64 LibreOffice_project/40$Build-2</meta:generator>
    <meta:document-statistic meta:table-count="7" meta:cell-count="1786" meta:object-count="0"/>
  </office:meta>
</office:document-meta>
</file>